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2" style:family="paragraph" style:parent-style-name="Standard">
      <style:text-properties fo:font-size="10pt" fo:language="zxx" fo:country="none" officeooo:paragraph-rsid="00237c2b" style:font-size-asian="10pt" style:language-asian="zxx" style:country-asian="none" style:font-size-complex="10pt" style:language-complex="zxx" style:country-complex="none"/>
    </style:style>
    <style:style style:name="P3" style:family="paragraph" style:parent-style-name="Standard">
      <style:text-properties fo:font-size="10pt" fo:language="zxx" fo:country="none" officeooo:paragraph-rsid="0024a5d2" style:font-size-asian="10pt" style:language-asian="zxx" style:country-asian="none" style:font-size-complex="10pt" style:language-complex="zxx" style:country-complex="none"/>
    </style:style>
    <style:style style:name="P4" style:family="paragraph" style:parent-style-name="Standard">
      <style:paragraph-properties fo:text-align="center" style:justify-single-word="false"/>
      <style:text-properties fo:font-size="10pt" fo:language="zxx" fo:country="none" fo:font-style="italic" fo:font-weight="bold" officeooo:rsid="001fe721" officeooo:paragraph-rsid="001fe721" style:font-size-asian="8.75pt" style:language-asian="zxx" style:country-asian="none" style:font-style-asian="italic" style:font-weight-asian="bold" style:font-size-complex="10pt" style:language-complex="zxx" style:country-complex="none" style:font-style-complex="italic" style:font-weight-complex="bold"/>
    </style:style>
    <style:style style:name="P5" style:family="paragraph" style:parent-style-name="Standard">
      <style:paragraph-properties fo:text-align="center" style:justify-single-word="false"/>
      <style:text-properties fo:font-size="11pt" fo:language="zxx" fo:country="none" fo:font-weight="bold" officeooo:rsid="001b6734" officeooo:paragraph-rsid="001b6734"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text-properties fo:font-size="11pt" fo:language="zxx" fo:country="none" style:font-size-asian="11pt" style:language-asian="zxx" style:country-asian="none" style:font-size-complex="11pt" style:language-complex="zxx" style:country-complex="none"/>
    </style:style>
    <style:style style:name="P7" style:family="paragraph" style:parent-style-name="Standard">
      <style:text-properties fo:font-size="11pt" fo:language="zxx" fo:country="none" officeooo:paragraph-rsid="00237c2b" style:font-size-asian="11pt" style:language-asian="zxx" style:country-asian="none" style:font-size-complex="11pt" style:language-complex="zxx" style:country-complex="none"/>
    </style:style>
    <style:style style:name="P8" style:family="paragraph" style:parent-style-name="Standard">
      <style:text-properties fo:font-size="11pt" fo:language="zxx" fo:country="none" officeooo:paragraph-rsid="0024a5d2" style:font-size-asian="11pt" style:language-asian="zxx" style:country-asian="none" style:font-size-complex="11pt" style:language-complex="zxx" style:country-complex="none"/>
    </style:style>
    <style:style style:name="P9" style:family="paragraph" style:parent-style-name="Standard">
      <style:text-properties fo:font-size="11pt" fo:language="zxx" fo:country="none" officeooo:paragraph-rsid="00261661" style:font-size-asian="11pt" style:language-asian="zxx" style:country-asian="none" style:font-size-complex="11pt" style:language-complex="zxx" style:country-complex="none"/>
    </style:style>
    <style:style style:name="P10" style:family="paragraph" style:parent-style-name="Standard">
      <style:text-properties fo:font-size="11pt" fo:language="zxx" fo:country="none" officeooo:paragraph-rsid="0027d3e2" style:font-size-asian="11pt" style:language-asian="zxx" style:country-asian="none" style:font-size-complex="11pt" style:language-complex="zxx" style:country-complex="none"/>
    </style:style>
    <style:style style:name="P11" style:family="paragraph" style:parent-style-name="Standard">
      <style:text-properties fo:font-size="11pt" fo:language="zxx" fo:country="none" officeooo:paragraph-rsid="002999d8" style:font-size-asian="11pt" style:language-asian="zxx" style:country-asian="none" style:font-size-complex="11pt" style:language-complex="zxx" style:country-complex="none"/>
    </style:style>
    <style:style style:name="P12" style:family="paragraph" style:parent-style-name="Standard">
      <style:text-properties fo:font-size="11pt" fo:language="zxx" fo:country="none" officeooo:paragraph-rsid="00337220" style:font-size-asian="11pt" style:language-asian="zxx" style:country-asian="none" style:font-size-complex="11pt" style:language-complex="zxx" style:country-complex="none"/>
    </style:style>
    <style:style style:name="P13" style:family="paragraph" style:parent-style-name="Standard">
      <style:text-properties fo:font-size="11pt" fo:language="zxx" fo:country="none" fo:font-style="italic" officeooo:paragraph-rsid="00237c2b" style:font-size-asian="11pt" style:language-asian="zxx" style:country-asian="none" style:font-style-asian="italic" style:font-size-complex="11pt" style:language-complex="zxx" style:country-complex="none" style:font-style-complex="italic"/>
    </style:style>
    <style:style style:name="P14" style:family="paragraph" style:parent-style-name="Standard">
      <style:text-properties fo:font-size="11pt" fo:language="zxx" fo:country="none" fo:font-style="italic" officeooo:paragraph-rsid="002999d8" style:font-size-asian="11pt" style:language-asian="zxx" style:country-asian="none" style:font-style-asian="italic" style:font-size-complex="11pt" style:language-complex="zxx" style:country-complex="none" style:font-style-complex="italic"/>
    </style:style>
    <style:style style:name="P15" style:family="paragraph" style:parent-style-name="Standard">
      <style:paragraph-properties fo:text-align="center" style:justify-single-word="false"/>
      <style:text-properties fo:font-size="14pt" fo:language="zxx" fo:country="none" fo:font-style="normal" fo:font-weight="bold" officeooo:rsid="001fe721" officeooo:paragraph-rsid="001fe72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 style:family="paragraph" style:parent-style-name="Standard">
      <style:paragraph-properties fo:text-align="center" style:justify-single-word="false"/>
      <style:text-properties fo:font-size="12pt" fo:language="zxx" fo:country="none" fo:font-style="italic" fo:font-weight="bold" officeooo:rsid="001fe721" officeooo:paragraph-rsid="001fe721"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7" style:family="paragraph" style:parent-style-name="Standard">
      <style:paragraph-properties fo:text-align="end" style:justify-single-word="false"/>
      <style:text-properties fo:font-size="12pt" fo:language="zxx" fo:country="none" fo:font-style="italic" fo:font-weight="bold" officeooo:rsid="001b6734" officeooo:paragraph-rsid="001b673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8" style:family="paragraph" style:parent-style-name="Standard">
      <style:paragraph-properties fo:text-align="center" style:justify-single-word="false"/>
      <style:text-properties fo:font-size="12pt" fo:language="zxx" fo:country="none" fo:font-style="italic" fo:font-weight="bold" officeooo:rsid="001fe721" officeooo:paragraph-rsid="001fe72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9" style:family="paragraph" style:parent-style-name="Standard">
      <style:paragraph-properties fo:text-align="center" style:justify-single-word="false"/>
      <style:text-properties fo:font-size="12pt" fo:language="zxx" fo:country="none" fo:font-weight="bold" officeooo:rsid="001b6734" officeooo:paragraph-rsid="001b6734" style:font-size-asian="12pt" style:language-asian="zxx" style:country-asian="none" style:font-weight-asian="bold" style:font-size-complex="12pt" style:language-complex="zxx" style:country-complex="none" style:font-weight-complex="bold"/>
    </style:style>
    <style:style style:name="P20" style:family="paragraph" style:parent-style-name="Standard">
      <style:paragraph-properties fo:text-align="center" style:justify-single-word="false"/>
      <style:text-properties fo:font-size="12pt" fo:language="zxx" fo:country="none" fo:font-weight="bold" officeooo:rsid="001b6734" officeooo:paragraph-rsid="00237c2b" style:font-size-asian="12pt" style:language-asian="zxx" style:country-asian="none" style:font-weight-asian="bold" style:font-size-complex="12pt" style:language-complex="zxx" style:country-complex="none" style:font-weight-complex="bold"/>
    </style:style>
    <style:style style:name="P21" style:family="paragraph" style:parent-style-name="Standard">
      <style:paragraph-properties fo:text-align="center" style:justify-single-word="false"/>
      <style:text-properties fo:font-size="12pt" fo:language="zxx" fo:country="none" fo:font-weight="bold" officeooo:rsid="001f1bad" officeooo:paragraph-rsid="00261661" style:font-size-asian="12pt" style:language-asian="zxx" style:country-asian="none" style:font-weight-asian="bold" style:font-size-complex="12pt" style:language-complex="zxx" style:country-complex="none" style:font-weight-complex="bold"/>
    </style:style>
    <style:style style:name="P22" style:family="paragraph" style:parent-style-name="Standard">
      <style:paragraph-properties fo:text-align="center" style:justify-single-word="false"/>
      <style:text-properties fo:font-size="12pt" fo:language="zxx" fo:country="none" fo:font-weight="bold" officeooo:rsid="0022be7b" officeooo:paragraph-rsid="002999d8" style:font-size-asian="12pt" style:language-asian="zxx" style:country-asian="none" style:font-weight-asian="bold" style:font-size-complex="12pt" style:language-complex="zxx" style:country-complex="none" style:font-weight-complex="bold"/>
    </style:style>
    <style:style style:name="P23" style:family="paragraph" style:parent-style-name="Standard">
      <style:paragraph-properties fo:text-align="center" style:justify-single-word="false"/>
      <style:text-properties fo:font-size="12pt" fo:language="zxx" fo:country="none" officeooo:paragraph-rsid="0027d3e2" style:font-size-asian="12pt" style:language-asian="zxx" style:country-asian="none" style:font-size-complex="12pt" style:language-complex="zxx" style:country-complex="none"/>
    </style:style>
    <style:style style:name="P24" style:family="paragraph" style:parent-style-name="Standard">
      <style:paragraph-properties fo:text-align="center" style:justify-single-word="false"/>
      <style:text-properties fo:font-size="12pt" officeooo:paragraph-rsid="00237c2b" style:font-size-asian="12pt" style:font-size-complex="12pt"/>
    </style:style>
    <style:style style:name="P25" style:family="paragraph" style:parent-style-name="Standard">
      <style:paragraph-properties fo:text-align="center" style:justify-single-word="false"/>
      <style:text-properties fo:font-size="12pt" officeooo:paragraph-rsid="0024a5d2" style:font-size-asian="12pt" style:font-size-complex="12pt"/>
    </style:style>
    <style:style style:name="P26" style:family="paragraph" style:parent-style-name="Standard">
      <style:paragraph-properties fo:text-align="center" style:justify-single-word="false"/>
      <style:text-properties fo:font-size="12pt" officeooo:paragraph-rsid="00261661" style:font-size-asian="12pt" style:font-size-complex="12pt"/>
    </style:style>
    <style:style style:name="P27" style:family="paragraph" style:parent-style-name="Standard">
      <style:paragraph-properties fo:text-align="center" style:justify-single-word="false"/>
      <style:text-properties fo:font-size="12pt" officeooo:paragraph-rsid="0027d3e2" style:font-size-asian="12pt" style:font-size-complex="12pt"/>
    </style:style>
    <style:style style:name="P28" style:family="paragraph" style:parent-style-name="Standard">
      <style:paragraph-properties fo:text-align="center" style:justify-single-word="false"/>
      <style:text-properties fo:font-size="12pt" officeooo:paragraph-rsid="002999d8" style:font-size-asian="12pt" style:font-size-complex="12pt"/>
    </style:style>
    <style:style style:name="P29" style:family="paragraph" style:parent-style-name="Standard">
      <style:paragraph-properties fo:text-align="center" style:justify-single-word="false"/>
      <style:text-properties fo:font-size="22pt" fo:language="zxx" fo:country="none" fo:font-weight="bold" officeooo:rsid="001fe721" officeooo:paragraph-rsid="001fe721" style:font-size-asian="22pt" style:language-asian="zxx" style:country-asian="none" style:font-weight-asian="bold" style:font-size-complex="22pt" style:language-complex="zxx" style:country-complex="none" style:font-weight-complex="bold"/>
    </style:style>
    <style:style style:name="P30" style:family="paragraph" style:parent-style-name="Standard">
      <style:paragraph-properties fo:text-align="center" style:justify-single-word="false"/>
      <style:text-properties fo:font-size="22pt" fo:language="zxx" fo:country="none" fo:font-style="normal" fo:font-weight="bold" officeooo:rsid="001fe721" officeooo:paragraph-rsid="001fe721" style:font-size-asian="22pt" style:language-asian="zxx" style:country-asian="none" style:font-style-asian="normal" style:font-weight-asian="bold" style:font-size-complex="22pt" style:language-complex="zxx" style:country-complex="none" style:font-style-complex="normal" style:font-weight-complex="bold"/>
    </style:style>
    <style:style style:name="P31" style:family="paragraph" style:parent-style-name="Standard">
      <style:text-properties style:font-name="FreeMono" fo:font-size="10pt" fo:language="zxx" fo:country="none" style:font-size-asian="10pt" style:language-asian="zxx" style:country-asian="none" style:font-size-complex="10pt" style:language-complex="zxx" style:country-complex="none"/>
    </style:style>
    <style:style style:name="P32" style:family="paragraph" style:parent-style-name="Standard">
      <style:text-properties style:font-name="FreeMono" fo:font-size="10pt" fo:language="zxx" fo:country="none" officeooo:paragraph-rsid="00237c2b" style:font-size-asian="10pt" style:language-asian="zxx" style:country-asian="none" style:font-size-complex="10pt" style:language-complex="zxx" style:country-complex="none"/>
    </style:style>
    <style:style style:name="P33" style:family="paragraph" style:parent-style-name="Standard">
      <style:text-properties style:font-name="FreeMono" fo:font-size="10pt" fo:language="zxx" fo:country="none" officeooo:paragraph-rsid="0024a5d2" style:font-size-asian="10pt" style:language-asian="zxx" style:country-asian="none" style:font-size-complex="10pt" style:language-complex="zxx" style:country-complex="none"/>
    </style:style>
    <style:style style:name="P34" style:family="paragraph" style:parent-style-name="Standard">
      <style:text-properties style:font-name="FreeMono" fo:font-size="10pt" fo:language="zxx" fo:country="none" officeooo:paragraph-rsid="00261661" style:font-size-asian="10pt" style:language-asian="zxx" style:country-asian="none" style:font-size-complex="10pt" style:language-complex="zxx" style:country-complex="none"/>
    </style:style>
    <style:style style:name="P35" style:family="paragraph" style:parent-style-name="Standard">
      <style:text-properties style:font-name="FreeMono" fo:font-size="10pt" fo:language="zxx" fo:country="none" officeooo:paragraph-rsid="0027d3e2" style:font-size-asian="10pt" style:language-asian="zxx" style:country-asian="none" style:font-size-complex="10pt" style:language-complex="zxx" style:country-complex="none"/>
    </style:style>
    <style:style style:name="P36" style:family="paragraph" style:parent-style-name="Standard">
      <style:text-properties style:font-name="FreeMono" fo:font-size="10pt" fo:language="zxx" fo:country="none" officeooo:paragraph-rsid="002999d8" style:font-size-asian="10pt" style:language-asian="zxx" style:country-asian="none" style:font-size-complex="10pt" style:language-complex="zxx" style:country-complex="none"/>
    </style:style>
    <style:style style:name="P37" style:family="paragraph" style:parent-style-name="Standard">
      <style:text-properties fo:font-size="11pt" fo:language="zxx" fo:country="none" officeooo:paragraph-rsid="002999d8" style:font-size-asian="11pt" style:language-asian="zxx" style:country-asian="none" style:font-size-complex="11pt" style:language-complex="zxx" style:country-complex="none"/>
    </style:style>
    <style:style style:name="P38" style:family="paragraph" style:parent-style-name="Standard">
      <style:paragraph-properties fo:text-align="start" style:justify-single-word="false"/>
      <style:text-properties fo:font-size="11pt" fo:language="zxx" fo:country="none" officeooo:paragraph-rsid="00396199" style:font-size-asian="11pt" style:language-asian="zxx" style:country-asian="none" style:font-size-complex="11pt" style:language-complex="zxx" style:country-complex="none"/>
    </style:style>
    <style:style style:name="P39" style:family="paragraph" style:parent-style-name="Standard">
      <style:paragraph-properties fo:text-align="center" style:justify-single-word="false"/>
      <style:text-properties fo:font-size="12pt" officeooo:paragraph-rsid="00396199" style:font-size-asian="12pt" style:font-size-complex="12pt"/>
    </style:style>
    <style:style style:name="P40" style:family="paragraph" style:parent-style-name="Standard">
      <style:paragraph-properties fo:text-align="center" style:justify-single-word="false"/>
      <style:text-properties fo:font-size="12pt" fo:language="zxx" fo:country="none" officeooo:paragraph-rsid="00396199" style:font-size-asian="12pt" style:language-asian="zxx" style:country-asian="none" style:font-size-complex="12pt" style:language-complex="zxx" style:country-complex="none"/>
    </style:style>
    <style:style style:name="P41" style:family="paragraph" style:parent-style-name="Standard">
      <style:paragraph-properties fo:text-align="center" style:justify-single-word="false"/>
      <style:text-properties fo:font-size="12pt" fo:language="zxx" fo:country="none" officeooo:rsid="002a51b8" officeooo:paragraph-rsid="00396199" style:font-size-asian="12pt" style:language-asian="zxx" style:country-asian="none" style:font-size-complex="12pt" style:language-complex="zxx" style:country-complex="none"/>
    </style:style>
    <style:style style:name="P42" style:family="paragraph" style:parent-style-name="Standard">
      <style:paragraph-properties fo:text-align="start" style:justify-single-word="false"/>
      <style:text-properties style:font-name="FreeMono" fo:font-size="10pt" fo:language="zxx" fo:country="none" officeooo:paragraph-rsid="00396199" style:font-size-asian="10pt" style:language-asian="zxx" style:country-asian="none" style:font-size-complex="10pt" style:language-complex="zxx" style:country-complex="none"/>
    </style:style>
    <style:style style:name="P43" style:family="paragraph" style:parent-style-name="Standard">
      <style:paragraph-properties fo:text-align="start" style:justify-single-word="false"/>
      <style:text-properties style:font-name="Liberation Serif" fo:font-size="11pt" fo:language="zxx" fo:country="none" officeooo:paragraph-rsid="00396199" style:font-size-asian="11pt" style:language-asian="zxx" style:country-asian="none" style:font-size-complex="11pt" style:language-complex="zxx" style:country-complex="none"/>
    </style:style>
    <style:style style:name="P44" style:family="paragraph">
      <loext:graphic-properties draw:fill-color="#000000"/>
    </style:style>
    <style:style style:name="T1" style:family="text">
      <style:text-properties officeooo:rsid="001e31bf"/>
    </style:style>
    <style:style style:name="T2" style:family="text">
      <style:text-properties officeooo:rsid="001d1db2"/>
    </style:style>
    <style:style style:name="T3" style:family="text">
      <style:text-properties officeooo:rsid="00261661"/>
    </style:style>
    <style:style style:name="T4" style:family="text">
      <style:text-properties fo:language="zxx" fo:country="none" fo:font-weight="bold" officeooo:rsid="001b6734" style:language-asian="zxx" style:country-asian="none" style:font-weight-asian="bold" style:language-complex="zxx" style:country-complex="none" style:font-weight-complex="bold"/>
    </style:style>
    <style:style style:name="T5" style:family="text">
      <style:text-properties fo:language="zxx" fo:country="none" fo:font-weight="bold" officeooo:rsid="001e31bf" style:language-asian="zxx" style:country-asian="none" style:font-weight-asian="bold" style:language-complex="zxx" style:country-complex="none" style:font-weight-complex="bold"/>
    </style:style>
    <style:style style:name="T6" style:family="text">
      <style:text-properties fo:language="zxx" fo:country="none" fo:font-weight="bold" officeooo:rsid="001d1db2" style:language-asian="zxx" style:country-asian="none" style:font-weight-asian="bold" style:language-complex="zxx" style:country-complex="none" style:font-weight-complex="bold"/>
    </style:style>
    <style:style style:name="T7" style:family="text">
      <style:text-properties fo:language="zxx" fo:country="none" fo:font-weight="bold" officeooo:rsid="001f1bad" style:language-asian="zxx" style:country-asian="none" style:font-weight-asian="bold" style:language-complex="zxx" style:country-complex="none" style:font-weight-complex="bold"/>
    </style:style>
    <style:style style:name="T8" style:family="text">
      <style:text-properties fo:language="zxx" fo:country="none" fo:font-weight="bold" officeooo:rsid="0020d7b9" style:language-asian="zxx" style:country-asian="none" style:font-weight-asian="bold" style:language-complex="zxx" style:country-complex="none" style:font-weight-complex="bold"/>
    </style:style>
    <style:style style:name="T9" style:family="text">
      <style:text-properties fo:language="zxx" fo:country="none" fo:font-weight="bold" officeooo:rsid="0022be7b" style:language-asian="zxx" style:country-asian="none" style:font-weight-asian="bold" style:language-complex="zxx" style:country-complex="none" style:font-weight-complex="bold"/>
    </style:style>
    <style:style style:name="T10" style:family="text">
      <style:text-properties fo:language="zxx" fo:country="none" fo:font-weight="bold" officeooo:rsid="002a51b8" style:language-asian="zxx" style:country-asian="none" style:font-weight-asian="bold" style:language-complex="zxx" style:country-complex="none" style:font-weight-complex="bold"/>
    </style:style>
    <style:style style:name="T11" style:family="text">
      <style:text-properties style:font-name="FreeMono" fo:font-size="10pt" style:font-size-asian="10pt" style:font-size-complex="10pt"/>
    </style:style>
    <style:style style:name="T12" style:family="text">
      <style:text-properties fo:font-weight="bold" style:font-weight-asian="bold" style:font-weight-complex="bold"/>
    </style:style>
    <style:style style:name="T13" style:family="text">
      <style:text-properties fo:font-weight="bold" officeooo:rsid="001d1db2" style:font-weight-asian="bold" style:font-weight-complex="bold"/>
    </style:style>
    <style:style style:name="T14" style:family="text">
      <style:text-properties fo:font-weight="bold" officeooo:rsid="001f1bad" style:font-weight-asian="bold" style:font-weight-complex="bold"/>
    </style:style>
    <style:style style:name="T15" style:family="text">
      <style:text-properties fo:font-weight="bold" officeooo:rsid="0020d7b9" style:font-weight-asian="bold" style:font-weight-complex="bold"/>
    </style:style>
    <style:style style:name="T16" style:family="text">
      <style:text-properties fo:font-weight="bold" officeooo:rsid="0022be7b" style:font-weight-asian="bold" style:font-weight-complex="bold"/>
    </style:style>
    <style:style style:name="T17" style:family="text">
      <style:text-properties fo:font-weight="bold" officeooo:rsid="002a51b8" style:font-weight-asian="bold" style:font-weight-complex="bold"/>
    </style:style>
    <style:style style:name="T18" style:family="text">
      <style:text-properties style:font-name="Liberation Serif"/>
    </style:style>
    <style:style style:name="T19" style:family="text">
      <style:text-properties style:font-name="Liberation Serif" fo:font-size="11pt" style:font-size-asian="11pt" style:font-size-complex="11pt"/>
    </style:style>
    <style:style style:name="T20" style:family="text">
      <style:text-properties style:font-name="Liberation Serif" fo:font-size="11pt" fo:font-style="italic" style:font-size-asian="11pt" style:font-style-asian="italic" style:font-size-complex="11pt" style:font-style-complex="italic"/>
    </style:style>
    <style:style style:name="T21" style:family="text">
      <style:text-properties style:font-name="Liberation Serif"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style:font-name="FreeMono" fo:font-size="10pt" style:font-size-asian="10pt" style:font-size-complex="10pt"/>
    </style:style>
    <style:style style:name="T24" style:family="text">
      <style:text-properties officeooo:rsid="0031a5db"/>
    </style:style>
    <style:style style:name="T25" style:family="text">
      <style:text-properties style:font-name="Liberation Serif"/>
    </style:style>
    <style:style style:name="T26" style:family="text">
      <style:text-properties style:font-name="Liberation Serif" fo:font-style="italic" style:font-style-asian="italic" style:font-style-complex="italic"/>
    </style:style>
    <style:style style:name="T27" style:family="text">
      <style:text-properties style:font-name="Liberation Serif" fo:font-size="11pt" fo:font-style="italic" style:font-size-asian="11pt" style:font-style-asian="italic" style:font-size-complex="11pt" style:font-style-complex="italic"/>
    </style:style>
    <style:style style:name="gr1" style:family="graphic">
      <style:graphic-properties svg:stroke-width="0.0354in" svg:stroke-color="#000000" draw:fill-color="#000000" draw:textarea-horizontal-align="justify" draw:textarea-vertical-align="middle" draw:auto-grow-height="false" fo:min-height="0in" fo:min-width="4.2764in"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9"/>
      <text:p text:style-name="P29">The Web Developer Bootcamp</text:p>
      <text:p text:style-name="P16">by Colt Steele on Udemy</text:p>
      <text:p text:style-name="P4"/>
      <text:p text:style-name="P15"/>
      <text:p text:style-name="P15"/>
      <text:p text:style-name="P15"><draw:custom-shape text:anchor-type="paragraph" draw:z-index="0" draw:name="Shape1" draw:style-name="gr1" draw:text-style-name="P44" svg:width="4.3114in" svg:height="0.0012in" svg:x="1.2307in" svg:y="0.0909in"><text:p/><draw:enhanced-geometry svg:viewBox="0 0 21600 21600" draw:type="rectangle" draw:enhanced-path="M 0 0 L 21600 0 21600 21600 0 21600 0 0 Z N"/></draw:custom-shape></text:p>
      <text:p text:style-name="P15"/>
      <text:p text:style-name="P15"/>
      <text:p text:style-name="P15"/>
      <text:p text:style-name="P15"/>
      <text:p text:style-name="P15"/>
      <text:p text:style-name="P15"/>
      <text:p text:style-name="P15"/>
      <text:p text:style-name="P15"/>
      <text:p text:style-name="P15"/>
      <text:p text:style-name="P30">Notes</text:p>
      <text:p text:style-name="P18">by E.Ömer ERO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https://github.com/eomereu/webdevbootcamp</text:p>
      <text:p text:style-name="P17">https://www.udemy.com/course/the-web-developer-bootcamp/</text:p>
      <text:p text:style-name="P19"><text:soft-page-break/>Chapter 1</text:p>
      <text:p text:style-name="P19">Introduction to HTML &amp; Intermediate HTML</text:p>
      <text:p text:style-name="P1"/>
      <text:p text:style-name="P6">- Hitting Tab after typing html in Sublime, creates the boilerplate automatically for us. (After giving the file .html extension)</text:p>
      <text:p text:style-name="P6"/>
      <text:p text:style-name="P6">- MDN: Mozilla Developer Network (https://developer.mozilla.org/en-US/)</text:p>
      <text:p text:style-name="P6"/>
      <text:p text:style-name="P6">- <text:span text:style-name="T11">&lt;html&gt;</text:span> tab is the root of an HTML file, it is followed by <text:span text:style-name="T11">&lt;head&gt;</text:span> and <text:span text:style-name="T11">&lt;body&gt;</text:span> tags</text:p>
      <text:p text:style-name="P6"/>
      <text:p text:style-name="P6">- <text:span text:style-name="T11">&lt;head&gt;</text:span> tag, provides general information; so basically everything that we don't see on the paper as a user, things like stylesheet files, js files; they all go in the head. In conclusion, here is where we put metadata</text:p>
      <text:p text:style-name="P6"/>
      <text:p text:style-name="P6">- <text:span text:style-name="T11">&lt;body&gt;</text:span> is where we put all our content</text:p>
      <text:p text:style-name="P6"/>
      <text:p text:style-name="P6">- <text:span text:style-name="T21">&lt;!-- This is a comment --&gt;</text:span>, simply to fastly create a comment, select the content or go on a line and hit 'Ctrl + /'</text:p>
      <text:p text:style-name="P6"/>
      <text:p text:style-name="P6">- Although <text:span text:style-name="T11">&lt;title&gt;</text:span> won't show up on our page, it's important because it is the text that goes up to the tab name. And pay attention to the reason it won't show up on the page is it is in the head/metadata section. So it is also the name that shows up on the google results</text:p>
      <text:p text:style-name="P6"/>
      <text:p text:style-name="P6">- MDN Element Reference: Lists all the elements of HTML (https://developer.mozilla.org/en-US/docs/Web/HTML/Element) around 100 or so but 15-20 of'em frequently used</text:p>
      <text:p text:style-name="P6"/>
      <text:p text:style-name="P6">- <text:span text:style-name="T11">&lt;h1&gt;</text:span> is the most, <text:span text:style-name="T11">&lt;h6&gt;</text:span> is the least important heading... Tags like this headings called as 'block level elements' which basically means even we write'em on a single line they are seperately shown on lines on the webpage</text:p>
      <text:p text:style-name="P6"/>
      <text:p text:style-name="P6">- 'Inline elements' are the ones which if written on the same line they are shown on the same line.</text:p>
      <text:p text:style-name="P6"/>
      <text:p text:style-name="P6">- <text:span text:style-name="T11">&lt;p&gt;</text:span> Paragraf tag makes the text block level</text:p>
      <text:p text:style-name="P6"/>
      <text:p text:style-name="P6">- <text:span text:style-name="T11">&lt;b&gt;</text:span> tag is the basic way to bolden a text; this is inline also; but there is a better tag to do it which is <text:span text:style-name="T11">&lt;strong&gt;</text:span> tag. Although it does exactly the same thing it emphasizes the importance of it in the source code -as far as I guess- and things like these tags called 'semantic mark' in HTML5</text:p>
      <text:p text:style-name="P6"/>
      <text:p text:style-name="P6">- <text:span text:style-name="T11">&lt;i&gt;</text:span> makes the text italic, it's inline; like the above one, <text:span text:style-name="T11">&lt;em&gt;</text:span> tag makes the same but a better way in terms of semantic marks</text:p>
      <text:p text:style-name="P6"/>
      <text:p text:style-name="P6">- <text:span text:style-name="T11">&lt;ol&gt;</text:span> tag creates an ordered list, which means every item takes number in front of it as 1,2,3 etc, and inside this list we have to specify every one of the elements with <text:span text:style-name="T11">&lt;li&gt;</text:span> tags</text:p>
      <text:p text:style-name="P6"/>
      <text:p text:style-name="P6">- <text:span text:style-name="T11">&lt;ul&gt;</text:span> tag creates an unordered list, which just takes bulletpoints in front of'em, again inside this list we have to specify every one of the elements with <text:span text:style-name="T11">&lt;li&gt;</text:span> tags</text:p>
      <text:p text:style-name="P6"/>
      <text:p text:style-name="P6">- we can make lists in lists</text:p>
      <text:p text:style-name="P6"/>
      <text:p text:style-name="P6">- Ctrl + Shift + D, automatically copies the current line and pastes on next line directly.</text:p>
      <text:p text:style-name="P6"/>
      <text:p text:style-name="P6">- First headings, outer lists, inner lists</text:p>
      <text:p text:style-name="P6"/>
      <text:p text:style-name="P6">- Inside an html file, typing "lorem" and hitting Tab right after it, is going to give a long text to us, automatically.</text:p>
      <text:p text:style-name="P6"/>
      <text:p text:style-name="P6"><text:soft-page-break/>- <text:span text:style-name="T11">&lt;div&gt;</text:span> is a way of grouping things together. But actually it won't give us much benefit until we get to CSS. Because then we will go and style that group together. It is a block level element btw, which means inner divs will cause new lines</text:p>
      <text:p text:style-name="P6"/>
      <text:p text:style-name="P6">- <text:span text:style-name="T11">&lt;span&gt;</text:span> is also a generic container but there is a key difference is an inline one. So we will use this one inside of a div if we want to give that part a more specific feature along with the div features.</text:p>
      <text:p text:style-name="P6"/>
      <text:p text:style-name="P6">- Attributes: adding additional information to tags. Its form is like the following, a key-value pair,</text:p>
      <text:p text:style-name="P6"><text:tab/><text:span text:style-name="T11">&lt;tag name="value"&gt;&lt;/tag&gt;</text:span></text:p>
      <text:p text:style-name="P6"/>
      <text:p text:style-name="P6">- <text:span text:style-name="T11">&lt;br&gt;</text:span> tag is a break line tag, which passes you to the next line</text:p>
      <text:p text:style-name="P6"/>
      <text:p text:style-name="P6">- We don't need a closing tag for <text:span text:style-name="T11">&lt;img&gt;</text:span>, <text:span text:style-name="T11">&lt;br&gt;</text:span> attributes.</text:p>
      <text:p text:style-name="P6"/>
      <text:p text:style-name="P6">- Anchor Tag is the one we all see in every Google search result actually, usage:</text:p>
      <text:p text:style-name="P6"><text:tab/><text:span text:style-name="T11">&lt;a href="url"&gt;Link Text&lt;/a&gt;</text:span></text:p>
      <text:p text:style-name="P6">I need to make my link explicit at this point. So I have to add that "http://" part at the beginning otherwise it tries to find that following part at my current folder!</text:p>
      <text:p text:style-name="P6"/>
      <text:p text:style-name="P6">- Table usage:</text:p>
      <text:p text:style-name="P6"><text:tab/><text:span text:style-name="T11">&lt;table&gt;</text:span></text:p>
      <text:p text:style-name="P31"><text:tab/> &lt;thead&gt;</text:p>
      <text:p text:style-name="P31"><text:tab/> <text:s/><text:tab/>&lt;tr&gt;</text:p>
      <text:p text:style-name="P31"><text:tab/> <text:s/><text:tab/> &lt;th&gt;Heading for 1st column&lt;/th&gt;</text:p>
      <text:p text:style-name="P31"><text:tab/> <text:s/><text:tab/> &lt;th&gt;Heading for 2nd column&lt;/th&gt;</text:p>
      <text:p text:style-name="P31"><text:tab/> <text:s/><text:tab/>&lt;/tr&gt;</text:p>
      <text:p text:style-name="P31"><text:tab/> &lt;/thead&gt;</text:p>
      <text:p text:style-name="P31"><text:tab/> &lt;tbody&gt;</text:p>
      <text:p text:style-name="P31"><text:tab/> <text:s/><text:tab/>&lt;tr&gt;</text:p>
      <text:p text:style-name="P31"><text:tab/> <text:s/><text:tab/> &lt;td&gt;1st row 1st column&lt;/td&gt;</text:p>
      <text:p text:style-name="P31"><text:tab/> <text:s/><text:tab/> &lt;td&gt;1st row 2nd column&lt;/td&gt;</text:p>
      <text:p text:style-name="P31"><text:tab/> <text:tab/>&lt;/tr&gt;</text:p>
      <text:p text:style-name="P31"><text:tab/> &lt;/tbody&gt;</text:p>
      <text:p text:style-name="P31"><text:tab/>&lt;/table&gt;</text:p>
      <text:p text:style-name="P6"><text:s text:c="2"/>tr used for creating rows, td for columns, th for headings</text:p>
      <text:p text:style-name="P6"><text:s text:c="2"/><text:span text:style-name="T11">&lt;table border="1"&gt;</text:span> can be used to determine the borders but it makes more sense to do it with CSS</text:p>
      <text:p text:style-name="P6"><text:s text:c="2"/><text:span text:style-name="T11">&lt;thead&gt;</text:span> and <text:span text:style-name="T11">&lt;tbody&gt;</text:span> tags are like the head and body tags of the page, it is optional but better to use</text:p>
      <text:p text:style-name="P6"><text:s text:c="2"/><text:span text:style-name="T11">&lt;img width=""&gt;</text:span> can be used for reararranging the size of an image but actually we will be doing this by CSS later on. PS, it automatically scales the image by the given width</text:p>
      <text:p text:style-name="P6"/>
      <text:p text:style-name="P6">- In order to create multiple cursors in Sublime, simply hold Ctrl and click on places that we want the cursor to be on</text:p>
      <text:p text:style-name="P6"/>
      <text:p text:style-name="P6">- HTML Forms: Getting input from user:</text:p>
      <text:p text:style-name="P6"/>
      <text:p text:style-name="P6">- <text:span text:style-name="T11">&lt;form&gt;&lt;/form&gt;</text:span>: It's a shell/container for inputs like username, mail, password, log in button, dropdown menus, radio buttons etc. So by just forming a 'form' we don't actually create something visual, all buttons etc. must be written explicitly in this for something visual.</text:p>
      <text:p text:style-name="P6"><text:tab/>The following attribute pair sends data from the form to a server somewhere. Action atr contains the URL to send form data to and Method specifies the type of the HTTP request. We use 'get' request when we try to retrieve some data like searching etc. and we use 'post' request when we are sending data like wanting it to be added to a database or posted to a server. i.e. Google search is get request; Facebook signup is post request:</text:p>
      <text:p text:style-name="P6"><text:s text:c="2"/><text:tab/><text:span text:style-name="T11">&lt;form action="/my-form-submitting-page" method="post"&gt; ALL THE INPUT</text:span> <text:span text:style-name="T11">&lt;/form&gt;</text:span></text:p>
      <text:p text:style-name="P6"><text:s text:c="2"/>By default if we don't specify the URL part it is the current location. If we don't specify the method it's a 'get' request by default.</text:p>
      <text:p text:style-name="P6"/>
      <text:p text:style-name="P6"/>
      <text:p text:style-name="P6"/>
      <text:p text:style-name="P6"/>
      <text:p text:style-name="P6"/>
      <text:p text:style-name="P6"><text:soft-page-break/>- <text:span text:style-name="T11">&lt;input&gt;</text:span> tag creates interactive controls.</text:p>
      <text:p text:style-name="P6">The "type" atr determines the types of input.</text:p>
      <text:p text:style-name="P6"><text:tab/><text:span text:style-name="T11">&lt;input type="text/date/color/file/checkbox/password/radio/..."&gt;</text:span></text:p>
      <text:p text:style-name="P6">The "name" atr specifies the key of the current input in the querystring.</text:p>
      <text:p text:style-name="P6"><text:tab/>&lt;input name="username" type="username"&gt;</text:p>
      <text:p text:style-name="P6">The "placeholder" atr is the default text inside a box</text:p>
      <text:p text:style-name="P6"><text:tab/>&lt;input name="username" type="username" placeholder="username"&gt;</text:p>
      <text:p text:style-name="P6"/>
      <text:p text:style-name="P6">- Ctrl + L select the current line</text:p>
      <text:p text:style-name="P6"/>
      <text:p text:style-name="P6">- <text:span text:style-name="T11">&lt;label&gt;&lt;/label&gt;</text:span>: We put <text:span text:style-name="T11">&lt;input&gt;</text:span> tags into this to give them a label and make them more comprehensive:</text:p>
      <text:p text:style-name="P6"><text:tab/><text:span text:style-name="T11">&lt;label&gt;</text:span></text:p>
      <text:p text:style-name="P31"><text:tab/><text:tab/>Username:</text:p>
      <text:p text:style-name="P31"><text:tab/><text:tab/>&lt;input name="username" type="username" placeholder="username"&gt;</text:p>
      <text:p text:style-name="P31"><text:tab/>&lt;/label&gt;</text:p>
      <text:p text:style-name="P6"/>
      <text:p text:style-name="P6"><text:tab/>An alternative and a better way to use <text:span text:style-name="T11">&lt;label&gt;</text:span> tag with <text:span text:style-name="T11">&lt;input&gt;</text:span> tags is as the following, by using "for" and "id" ATRs. By doing so we prevent nests:</text:p>
      <text:p text:style-name="P6"><text:tab/><text:tab/><text:span text:style-name="T11">&lt;label for="username"&gt;Username:&lt;/label&gt;</text:span></text:p>
      <text:p text:style-name="P31"><text:tab/><text:tab/>&lt;input id="username" type="text" placeholder="username"&gt;</text:p>
      <text:p text:style-name="P6"/>
      <text:p text:style-name="P6"><text:tab/>In order to add some validation, we can first use to check the presence of some input, "required" label. When we change type to "email" for example, it will automatically inspect the input is approppriate for an email or not.</text:p>
      <text:p text:style-name="P6"><text:tab/><text:tab/><text:span text:style-name="T11">&lt;input id="email" name="email" type="email" placeholder="email" required&gt;</text:span></text:p>
      <text:p text:style-name="P6"/>
      <text:p text:style-name="P6">- Radio Boxes:</text:p>
      <text:p text:style-name="P6"><text:tab/>Regarding radio boxes, actually we can select more than one in radio button but cannot unselect it so we have to arrange it manually to make exactly one choice, to do this we give the choices the same "name"!, but here we must also specify the "value" of the choice for a better info sending and a better query; Used in things like gender selection etc. (Don't forget to add Labels)</text:p>
      <text:p text:style-name="P6"><text:tab/><text:span text:style-name="T11">&lt;input id="male" name="gender" type="radio" value="male"&gt;</text:span></text:p>
      <text:p text:style-name="P31"><text:tab/>&lt;input id="female" name="gender" type="radio" value="female"&gt;</text:p>
      <text:p text:style-name="P6"/>
      <text:p text:style-name="P6">- <text:span text:style-name="T11">&lt;input type="checkbox"&gt;</text:span></text:p>
      <text:p text:style-name="P6"><text:tab/>A checkbox is the box which we can make a tick or not like selecting our skills, multiple or none</text:p>
      <text:p text:style-name="P6"/>
      <text:p text:style-name="P6">- A <text:span text:style-name="T11">&lt;button&gt;&lt;/button&gt;</text:span> at the end of a form will simply submit the form</text:p>
      <text:p text:style-name="P6"/>
      <text:p text:style-name="P6">- Select Tag:</text:p>
      <text:p text:style-name="P6"><text:tab/>With this tag we can create a nice dropdown selection menu. Usage:</text:p>
      <text:p text:style-name="P6"><text:tab/><text:span text:style-name="T11">&lt;select name="color"&gt;</text:span></text:p>
      <text:p text:style-name="P31"><text:tab/><text:tab/>&lt;option&gt;Red&lt;/option&gt;</text:p>
      <text:p text:style-name="P31"><text:tab/>&lt;/select&gt;</text:p>
      <text:p text:style-name="P6"><text:tab/>Here because we didn't specify a value, it will automatically set the value in the query to the string on the option which is "Red" here. But sometimes we may want to specify it explicitly, to do so:</text:p>
      <text:p text:style-name="P6"><text:tab/><text:span text:style-name="T11">&lt;select name="mood"&gt;</text:span></text:p>
      <text:p text:style-name="P31"><text:tab/><text:tab/>&lt;option value="Happy"&gt;:)&lt;/option&gt;</text:p>
      <text:p text:style-name="P31"><text:tab/>&lt;/select&gt;</text:p>
      <text:p text:style-name="P6"><text:tab/>Now the value will be set to "Happy" in the query if we select ":)"</text:p>
      <text:p text:style-name="P6"/>
      <text:p text:style-name="P6">- Textarea Tag:</text:p>
      <text:p text:style-name="P6"><text:tab/>This tag is used for inputs that are more than one line. "rows" &amp; "cols" ATRs can be used to specify the size of the box,</text:p>
      <text:p text:style-name="P6"/>
      <text:p text:style-name="P6"/>
      <text:p text:style-name="P6"/>
      <text:p text:style-name="P6"/>
      <text:p text:style-name="P6"><text:soft-page-break/>- Pattern &amp; Required Title ATRs,</text:p>
      <text:p text:style-name="P6"><text:tab/><text:span text:style-name="T11">&lt;input id="password" type="password" name="password" pattern=".{5,10}" required title="errorMsg"&gt;</text:span></text:p>
      <text:p text:style-name="P6"><text:tab/>We can type as much or as less as we want but cannot submit due to the pattern and the title (by adding "Please match the requested format" on the above line of our title) will be shown.</text:p>
      <text:p text:style-name="P6"><text:tab/>But if we use the following,</text:p>
      <text:p text:style-name="P6"><text:tab/><text:span text:style-name="T11">&lt;input id="password" type="password" name="password" minlength="5" maxlength="10" required title="errorMsg"&gt;</text:span></text:p>
      <text:p text:style-name="P6"><text:tab/>Here it restricts the input between 5 to 10. We cannot even type nor less than 5 neither more than 10 characters. And the title won't be showed up to the user.</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text:soft-page-break/>Chapter <text:span text:style-name="T1">2</text:span></text:p>
      <text:p text:style-name="P24"><text:span text:style-name="T4">Introduction to </text:span><text:span text:style-name="T5">CSS / CSS-1</text:span></text:p>
      <text:p text:style-name="P2"/>
      <text:p text:style-name="P7">CSS (Cascading Style Sheets)</text:p>
      <text:p text:style-name="P7">- They are actually seperate files that we include into our HTML files.</text:p>
      <text:p text:style-name="P7"/>
      <text:p text:style-name="P7">- The General Rule:</text:p>
      <text:p text:style-name="P7"><text:tab/>that every line we write will follow...</text:p>
      <text:p text:style-name="P7"><text:tab/><text:span text:style-name="T11">selector {</text:span></text:p>
      <text:p text:style-name="P32"><text:tab/><text:tab/>property: value;</text:p>
      <text:p text:style-name="P32"><text:tab/><text:tab/>anotherProperty: value;</text:p>
      <text:p text:style-name="P32"><text:tab/>} </text:p>
      <text:p text:style-name="P7"/>
      <text:p text:style-name="P7">- 'Inline' styling is not a good idea because it doesn't seperate HTML and CSS files. Furthermore it's a lot of work to form lots of things all one at a time and especially when we want to make some changes to multiple elements,</text:p>
      <text:p text:style-name="P7"><text:tab/><text:span text:style-name="T11">&lt;h3 style="color: pink;"&gt;My Heading&lt;/h3&gt;</text:span></text:p>
      <text:p text:style-name="P7"/>
      <text:p text:style-name="P7">- 'Style Tag' is also a bad idea, -on the other hand generally used for quick demonstrations and checks- coz it's also included in the HTML file but as a seperate part on top in 'head' part; which is mainly allows us to write some CSS code inside this tag,</text:p>
      <text:p text:style-name="P7"><text:tab/><text:span text:style-name="T11">&lt;style type="text/css"&gt;</text:span></text:p>
      <text:p text:style-name="P32"><text:tab/><text:tab/>.</text:p>
      <text:p text:style-name="P32"><text:tab/>&lt;/style&gt;</text:p>
      <text:p text:style-name="P32"><text:tab/><text:span text:style-name="T20">PS: /* Comment in CSS */</text:span></text:p>
      <text:p text:style-name="P7"/>
      <text:p text:style-name="P7">- So finally to write our CSS in a different file, we use &lt;link&gt; tag inside the HTML file. Hitting tab after typing 'link' will create a nicely prepared tag for us.,</text:p>
      <text:p text:style-name="P7"><text:tab/><text:span text:style-name="T11">&lt;link rel="stylesheet" type="text/css" href="CSSFileName.css"&gt;</text:span></text:p>
      <text:p text:style-name="P7"><text:tab/>PS: It must be included in the 'head' section! </text:p>
      <text:p text:style-name="P7"/>
      <text:p text:style-name="P7">- There are three types of color system:</text:p>
      <text:p text:style-name="P7"><text:tab/>1.Hexadecimal</text:p>
      <text:p text:style-name="P7"><text:tab/>2.RGB</text:p>
      <text:p text:style-name="P7"><text:tab/>3.RGBA</text:p>
      <text:p text:style-name="P7"><text:tab/>Actually the former two refer to the same thing but have differences in both syntax and base selection. The differencelatter two</text:p>
      <text:p text:style-name="P7"/>
      <text:p text:style-name="P7">- Hexadecimal colours contain six digits following a '#'. It's using base 16.</text:p>
      <text:p text:style-name="P7"><text:tab/><text:span text:style-name="T11">#_ _ _ _ _ _</text:span> : First 2 represents how much red is the colour and the others green, blue respectively.</text:p>
      <text:p text:style-name="P7"><text:tab/> red grn blu</text:p>
      <text:p text:style-name="P7"><text:tab/><text:span text:style-name="T11">#FFFFFF : White</text:span></text:p>
      <text:p text:style-name="P32"><text:tab/>#000000 : Black</text:p>
      <text:p text:style-name="P7"/>
      <text:p text:style-name="P7">- RGB colours have slight different showing style. It's using base 10, the values show red, green, blue</text:p>
      <text:p text:style-name="P7"><text:tab/><text:span text:style-name="T11">rgb(_, _, _)</text:span></text:p>
      <text:p text:style-name="P32"><text:tab/><text:tab/><text:tab/>r <text:s/>g <text:s/>b</text:p>
      <text:p text:style-name="P32"><text:tab/>rgb(255,255,255): White</text:p>
      <text:p text:style-name="P32"><text:tab/>rgb(0,0,0): Black</text:p>
      <text:p text:style-name="P7"/>
      <text:p text:style-name="P7">- RGBA system adds a fouth field as transparency value whose range is between 0 and 1, (A stands for Alpha)</text:p>
      <text:p text:style-name="P7"><text:tab/><text:span text:style-name="T11">rgba(_, _, _, ._)</text:span></text:p>
      <text:p text:style-name="P32"><text:tab/><text:tab/><text:tab/> r <text:tab/>g <text:s/>b <text:s text:c="2"/>t</text:p>
      <text:p text:style-name="P7"><text:tab/><text:span text:style-name="T11">rgba(100,82,12,1)</text:span>: No transparency</text:p>
      <text:p text:style-name="P7"><text:tab/><text:span text:style-name="T11">rgba(100,82,12,0)</text:span>: Fully transparent (nothing shows up)</text:p>
      <text:p text:style-name="P7"><text:tab/><text:span text:style-name="T11">rgba(100,82,12,.6)</text:span>: Little transparency (as getting closer to 1)</text:p>
      <text:p text:style-name="P7"><text:tab/><text:span text:style-name="T11">rgba(100,82,12,.3)</text:span>: More transparency (as getting closer to 0)</text:p>
      <text:p text:style-name="P7"/>
      <text:p text:style-name="P7"><text:soft-page-break/>- Background Property Usage:</text:p>
      <text:p text:style-name="P7"><text:tab/><text:span text:style-name="T11">background: rgb(255,255,255); /* full color */</text:span></text:p>
      <text:p text:style-name="P32"><text:tab/>background: url(https://badasshelmetstore.com/wp-content/uploads/2016/10/avengers-helmets.jpg); <text:span text:style-name="T20">/* image */</text:span></text:p>
      <text:p text:style-name="P7"><text:tab/>Alone this will replicate the image all along the page so be careful to pick a continous one if using this.</text:p>
      <text:p text:style-name="P7"/>
      <text:p text:style-name="P7">- Some Background Properties:</text:p>
      <text:p text:style-name="P7"><text:tab/><text:span text:style-name="T11">background-repeat: no-repeat;</text:span> <text:span text:style-name="T21">/* If we don't want the image to be repeated as above we use this */</text:span></text:p>
      <text:p text:style-name="P7"><text:tab/><text:span text:style-name="T11">background-size: cover;</text:span> /* If we don't use this property the page won't cover the page. It won't strecth out or won't fit depending on the resolution; if we don't use this */ </text:p>
      <text:p text:style-name="P7"/>
      <text:p text:style-name="P7">- Border Usage:</text:p>
      <text:p text:style-name="P7"><text:tab/>Normally we use border with 3 must-have properties:</text:p>
      <text:p text:style-name="P7"><text:tab/>1. width</text:p>
      <text:p text:style-name="P7"><text:tab/>2. style</text:p>
      <text:p text:style-name="P7"><text:tab/>3. color</text:p>
      <text:p text:style-name="P7"><text:tab/>So the original code looks like this:</text:p>
      <text:p text:style-name="P7"><text:tab/><text:span text:style-name="T11">border-width: 3px;</text:span></text:p>
      <text:p text:style-name="P32"><text:tab/>border-style: solid;</text:p>
      <text:p text:style-name="P32"><text:tab/>border-color: white;</text:p>
      <text:p text:style-name="P7"><text:tab/>But we use the following in terms of being practical:</text:p>
      <text:p text:style-name="P7"><text:tab/><text:span text:style-name="T11">border: 3px solid white;</text:span> <text:span text:style-name="T21">/* widht style color respectively */</text:span></text:p>
      <text:p text:style-name="P7"/>
      <text:p text:style-name="P7">CSS Selectors:</text:p>
      <text:p text:style-name="P7">1.Element</text:p>
      <text:p text:style-name="P7">2.ID</text:p>
      <text:p text:style-name="P7">3.Class</text:p>
      <text:p text:style-name="P7"/>
      <text:p text:style-name="P7">1.Element Selector:</text:p>
      <text:p text:style-name="P7"><text:tab/>Selects all instances of a given element.</text:p>
      <text:p text:style-name="P7"><text:tab/><text:span text:style-name="T11">div {</text:span></text:p>
      <text:p text:style-name="P32"><text:tab/><text:tab/>background: aquamarine;</text:p>
      <text:p text:style-name="P32"><text:tab/>}</text:p>
      <text:p text:style-name="P7"/>
      <text:p text:style-name="P7">2.ID</text:p>
      <text:p text:style-name="P7"><text:tab/>Selects an element with a given ID. IDs have to be unique! It's not possible to have multiple instances with the same ID! We use hashtag '#' while referring to IDs.</text:p>
      <text:p text:style-name="P7"><text:tab/><text:span text:style-name="T11">&lt;p id="mytext"&gt;Hallo!&lt;/p&gt;</text:span></text:p>
      <text:p text:style-name="P32"><text:tab/>-------------------------</text:p>
      <text:p text:style-name="P32"><text:tab/>#mytext {</text:p>
      <text:p text:style-name="P32"><text:tab/><text:tab/>background-color: yellow;</text:p>
      <text:p text:style-name="P32"><text:tab/>}</text:p>
      <text:p text:style-name="P7"/>
      <text:p text:style-name="P7">3.Class</text:p>
      <text:p text:style-name="P7"><text:tab/>Selects all elements with the given class. We use dot '.' while referring to classes.</text:p>
      <text:p text:style-name="P7"><text:tab/><text:span text:style-name="T11">&lt;p class="important"&gt;Achtung!&lt;/p&gt;</text:span></text:p>
      <text:p text:style-name="P32"><text:tab/>&lt;p class="important"&gt;Das ist verboten!&lt;/p&gt;</text:p>
      <text:p text:style-name="P32"><text:tab/>------------------------------------------</text:p>
      <text:p text:style-name="P32"><text:tab/>.important {</text:p>
      <text:p text:style-name="P32"><text:tab/><text:tab/>color: red;</text:p>
      <text:p text:style-name="P32"><text:tab/>}</text:p>
      <text:p text:style-name="P7"/>
      <text:p text:style-name="P7">- To load the checkboxes as checked while loading the page, we add 'checked' ATR in the input tag of the checkbox,</text:p>
      <text:p text:style-name="P7"><text:tab/><text:span text:style-name="T11">&lt;input type="checkbox" checked&gt;</text:span></text:p>
      <text:p text:style-name="P32"><text:tab/>Fertig!</text:p>
      <text:p text:style-name="P7"/>
      <text:p text:style-name="P7">- Google Chrome Inspect Element:</text:p>
      <text:p text:style-name="P7"><text:soft-page-break/><text:tab/>We can right click while on a webpage to inspect element. It will allow us to see both the HTML and the CSS part of it. So we can use this feature both for testing and trying things easily while creating some things and for inspecting stylings of other webpages and replicating them.</text:p>
      <text:p text:style-name="P7"><text:tab/>If we right click on a specific element and then click on inspect element it will directly show us that specific element within the opened up code segment.</text:p>
      <text:p text:style-name="P7"><text:tab/>Here on the right side, 'Styles' tab will consist the CSS stylings! We can directly on and off things or manipulate things here and watch the changes.</text:p>
      <text:p text:style-name="P7"><text:tab/>On the left side we can click on 'Magnifier' icon to go to sources of some things on the page by then clicking on'em. </text:p>
      <text:p text:style-name="P7"/>
      <text:p text:style-name="P7"/>
      <text:p text:style-name="P7">More Selectors:</text:p>
      <text:p text:style-name="P7"><text:tab/><text:span text:style-name="T21">/*Element*/ </text:span><text:span text:style-name="T18">-&gt; Selects all elements of the defined type</text:span></text:p>
      <text:p text:style-name="P32"><text:tab/>li {</text:p>
      <text:p text:style-name="P32"/>
      <text:p text:style-name="P32"><text:tab/>}</text:p>
      <text:p text:style-name="P32"/>
      <text:p text:style-name="P32"><text:tab/><text:span text:style-name="T20">/*class*/ </text:span><text:span text:style-name="T19">-&gt; Selects all elements with the specified class</text:span></text:p>
      <text:p text:style-name="P32"><text:tab/>.hello {</text:p>
      <text:p text:style-name="P32"/>
      <text:p text:style-name="P32"><text:tab/>}</text:p>
      <text:p text:style-name="P32"/>
      <text:p text:style-name="P32"><text:tab/><text:span text:style-name="T20">/*id*/ </text:span><text:span text:style-name="T19">-&gt; Selects an element with a specific and unique ID</text:span></text:p>
      <text:p text:style-name="P32"><text:tab/>#name {</text:p>
      <text:p text:style-name="P32"/>
      <text:p text:style-name="P32"><text:tab/>}</text:p>
      <text:p text:style-name="P32"/>
      <text:p text:style-name="P32"><text:tab/><text:span text:style-name="T20">/*Star*/</text:span> <text:span text:style-name="T19">-&gt; Selects everything on a page</text:span></text:p>
      <text:p text:style-name="P32"><text:tab/>* {</text:p>
      <text:p text:style-name="P32"><text:tab/><text:tab/>border: 1px solid lightgrey;</text:p>
      <text:p text:style-name="P32"><text:tab/>}</text:p>
      <text:p text:style-name="P32"/>
      <text:p text:style-name="P32"><text:tab/><text:span text:style-name="T20">/*Descendant Selector*/</text:span> <text:span text:style-name="T19">-&gt; Selects element(s) inside an element(s)</text:span></text:p>
      <text:p text:style-name="P32"><text:tab/>ul li a {</text:p>
      <text:p text:style-name="P32"><text:tab/><text:tab/>color: red;</text:p>
      <text:p text:style-name="P32"><text:tab/>}</text:p>
      <text:p text:style-name="P32"/>
      <text:p text:style-name="P32"><text:tab/><text:span text:style-name="T20">/*Adjacent Selector*/</text:span> <text:span text:style-name="T19">-&gt; Selects an element after an element.</text:span></text:p>
      <text:p text:style-name="P32"><text:tab/>h4 + ul {</text:p>
      <text:p text:style-name="P32"><text:tab/><text:tab/>border: 4px solid red;</text:p>
      <text:p text:style-name="P32"><text:tab/>}</text:p>
      <text:p text:style-name="P32"/>
      <text:p text:style-name="P32"><text:tab/><text:span text:style-name="T20">/*Attribute Selector*/</text:span> <text:span text:style-name="T19">-&gt; Selects all of that ATRs</text:span></text:p>
      <text:p text:style-name="P32"><text:tab/>a[href="http://www.google.com"] {</text:p>
      <text:p text:style-name="P32"><text:tab/><text:tab/>background: blue;</text:p>
      <text:p text:style-name="P32"><text:tab/>}</text:p>
      <text:p text:style-name="P32"/>
      <text:p text:style-name="P32"><text:tab/><text:span text:style-name="T20">/*nth of type*/</text:span> <text:span text:style-name="T19">-&gt; Selects nth element of every odd/even number of that element</text:span></text:p>
      <text:p text:style-name="P32"><text:tab/>li:nth-of-type(3){</text:p>
      <text:p text:style-name="P32"><text:tab/><text:tab/>background: purple;</text:p>
      <text:p text:style-name="P32"><text:tab/>}</text:p>
      <text:p text:style-name="P32"/>
      <text:p text:style-name="P32"><text:tab/>li:nth-of-type(odd){</text:p>
      <text:p text:style-name="P32"><text:tab/><text:tab/>background: purple;</text:p>
      <text:p text:style-name="P32"><text:tab/>}</text:p>
      <text:p text:style-name="P7"/>
      <text:p text:style-name="P7"/>
      <text:p text:style-name="P7"/>
      <text:p text:style-name="P7"/>
      <text:p text:style-name="P7"/>
      <text:p text:style-name="P7"/>
      <text:p text:style-name="P7"/>
      <text:p text:style-name="P7"/>
      <text:p text:style-name="P7"/>
      <text:p text:style-name="P7"><text:soft-page-break/>Inheritence &amp; Specificity</text:p>
      <text:p text:style-name="P7"><text:tab/>'Inheritence' is the traditional thing that we know from almost all languages, when we specify,</text:p>
      <text:p text:style-name="P7"><text:tab/><text:span text:style-name="T11">body {</text:span></text:p>
      <text:p text:style-name="P32"><text:tab/><text:tab/>color: red;</text:p>
      <text:p text:style-name="P32"><text:tab/>}</text:p>
      <text:p text:style-name="P7"><text:tab/>Everything on the page, inherits this and turns into blue although we don't mark'em; if we want them to be styled differently we gotta write'em explicitly, like,</text:p>
      <text:p text:style-name="P7"><text:tab/><text:span text:style-name="T11">body {</text:span></text:p>
      <text:p text:style-name="P32"><text:tab/><text:tab/>color: red;</text:p>
      <text:p text:style-name="P32"><text:tab/>}</text:p>
      <text:p text:style-name="P32"><text:tab/>ul {</text:p>
      <text:p text:style-name="P32"><text:tab/><text:tab/>color: blue;</text:p>
      <text:p text:style-name="P32"><text:tab/>}</text:p>
      <text:p text:style-name="P32"><text:tab/>li:nth-of-type(3){</text:p>
      <text:p text:style-name="P32"><text:tab/><text:tab/>color: green;</text:p>
      <text:p text:style-name="P32"><text:tab/>}</text:p>
      <text:p text:style-name="P7"><text:tab/>And here 'Specifity' moves in. It is multiple stylings targeting one element; just like above body, ul and li targets the 3rd li(s) on the page. And in this war, the closest one (in terms of containing) -the most specific one in other words- wins this war.</text:p>
      <text:p text:style-name="P7"/>
      <text:p text:style-name="P7"><text:tab/>At this point when we inspect element on a page and look at the styles, we will see that those defeated inherited styles are overlined! And these are showed from bottom to top as more general to more specific one.</text:p>
      <text:p text:style-name="P7"/>
      <text:p text:style-name="P7">Specificity Order: From least to most,</text:p>
      <text:p text:style-name="P7"><text:tab/>1. <text:span text:style-name="T22">/*Type Selectors*/</text:span></text:p>
      <text:p text:style-name="P7"><text:tab/><text:tab/><text:span text:style-name="T11">li {</text:span></text:p>
      <text:p text:style-name="P32"/>
      <text:p text:style-name="P32"><text:tab/><text:tab/>}</text:p>
      <text:p text:style-name="P32"/>
      <text:p text:style-name="P32"><text:tab/><text:tab/>li a {</text:p>
      <text:p text:style-name="P32"/>
      <text:p text:style-name="P32"><text:tab/><text:tab/>}</text:p>
      <text:p text:style-name="P32"/>
      <text:p text:style-name="P32"><text:tab/><text:tab/>h4 + ul {</text:p>
      <text:p text:style-name="P32"/>
      <text:p text:style-name="P32"><text:tab/><text:tab/>}</text:p>
      <text:p text:style-name="P7"><text:tab/>2. <text:span text:style-name="T22">/*Class, Attribute &amp; Pseudo-Class Selectors*/</text:span></text:p>
      <text:p text:style-name="P7"><text:tab/><text:tab/><text:span text:style-name="T11">.hallo {</text:span></text:p>
      <text:p text:style-name="P32"/>
      <text:p text:style-name="P32"><text:tab/><text:tab/>}</text:p>
      <text:p text:style-name="P32"><text:tab/><text:tab/>input[type="text"] {</text:p>
      <text:p text:style-name="P32"/>
      <text:p text:style-name="P32"><text:tab/><text:tab/>}</text:p>
      <text:p text:style-name="P32"><text:tab/><text:tab/>a[href="http://www.google.com"] {</text:p>
      <text:p text:style-name="P32"/>
      <text:p text:style-name="P32"><text:tab/><text:tab/>}</text:p>
      <text:p text:style-name="P32"><text:tab/><text:tab/>a:hover</text:p>
      <text:p text:style-name="P32"><text:tab/><text:tab/>input:checked</text:p>
      <text:p text:style-name="P7"><text:tab/>3. <text:span text:style-name="T22">/*ID Selectors*/</text:span></text:p>
      <text:p text:style-name="P7"><text:tab/><text:tab/><text:span text:style-name="T11">#hello {</text:span></text:p>
      <text:p text:style-name="P32"/>
      <text:p text:style-name="P32"><text:tab/><text:tab/>}</text:p>
      <text:p text:style-name="P7"/>
      <text:p text:style-name="P7">MORE SPECIFIC SELECTORS!</text:p>
      <text:p text:style-name="P13">/*Make all "checked" checkboxes have a left margin of 50px(margin-left: 50px)*/</text:p>
      <text:p text:style-name="P32">input:checked {</text:p>
      <text:p text:style-name="P32"><text:tab/>margin-left: 50px;</text:p>
      <text:p text:style-name="P32">}</text:p>
      <text:p text:style-name="P7"/>
      <text:p text:style-name="P13">/* Make the &lt;label&gt; elements all UPPERCASE without changing the HTML(definitely look this one up*/</text:p>
      <text:p text:style-name="P32">label {</text:p>
      <text:p text:style-name="P32"><text:tab/>text-transform: uppercase;</text:p>
      <text:p text:style-name="P32">}</text:p>
      <text:p text:style-name="P7">Other Options: lowercase, capitalize...</text:p>
      <text:p text:style-name="P7"><text:soft-page-break/></text:p>
      <text:p text:style-name="P13">/*Make the first letter of the element with id 'special' green and 100px font size(font-size: 100)*/</text:p>
      <text:p text:style-name="P32">#special::first-letter {</text:p>
      <text:p text:style-name="P32"><text:tab/>color: green;</text:p>
      <text:p text:style-name="P32"><text:tab/>font-size: 100px;</text:p>
      <text:p text:style-name="P32">}</text:p>
      <text:p text:style-name="P7"/>
      <text:p text:style-name="P13">/*Make the &lt;h1&gt; element's color change to blue when hovered over */</text:p>
      <text:p text:style-name="P32">h1:hover {</text:p>
      <text:p text:style-name="P32"><text:tab/>color: blue;</text:p>
      <text:p text:style-name="P32">}</text:p>
      <text:p text:style-name="P7"/>
      <text:p text:style-name="P13">/*Make the &lt;a&gt; element's that have been visited gray */</text:p>
      <text:p text:style-name="P32">a:visited {</text:p>
      <text:p text:style-name="P32"><text:tab/>color: gray;</text:p>
      <text:p text:style-name="P32">}</text:p>
      <text:p text:style-name="P7">Other Options: link, visited, hover, activ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text:soft-page-break/><text:span text:style-name="T4">Chapter </text:span><text:span text:style-name="T6">3</text:span></text:p>
      <text:p text:style-name="P25"><text:span text:style-name="T4">Intermediate </text:span><text:span text:style-name="T6">CSS</text:span></text:p>
      <text:p text:style-name="P3"/>
      <text:p text:style-name="P8">- <text:span text:style-name="T22">/* font-family */</text:span></text:p>
      <text:p text:style-name="P8"><text:tab/>Decides the font type. Type name must be between quotes if it starts with numbers.</text:p>
      <text:p text:style-name="P8"><text:tab/><text:span text:style-name="T11">h1 {</text:span></text:p>
      <text:p text:style-name="P33"><text:tab/><text:tab/>font-family: Arial;</text:p>
      <text:p text:style-name="P33"><text:tab/>}</text:p>
      <text:p text:style-name="P8"/>
      <text:p text:style-name="P8">- <text:span text:style-name="T22">/* font-size */</text:span></text:p>
      <text:p text:style-name="P8"><text:tab/>Here 'em' is dynamically changing and multiplying the text that it belongs to, according to the one level outer text of the current text</text:p>
      <text:p text:style-name="P8"><text:tab/><text:span text:style-name="T11">body {</text:span></text:p>
      <text:p text:style-name="P33"><text:tab/><text:tab/>font-size: 16px;</text:p>
      <text:p text:style-name="P33"><text:tab/>}</text:p>
      <text:p text:style-name="P33"/>
      <text:p text:style-name="P33"><text:tab/>h1 {</text:p>
      <text:p text:style-name="P33"><text:tab/><text:tab/>font-size: 2.0em;</text:p>
      <text:p text:style-name="P33"><text:tab/>}</text:p>
      <text:p text:style-name="P8"/>
      <text:p text:style-name="P8">- <text:span text:style-name="T22">/* font-weight */</text:span></text:p>
      <text:p text:style-name="P8"><text:tab/>Decides how bold/light text will be. Some of the font types let you use it with a range of 100-800 (not every value but every hundred value) other than normal, bold etc.</text:p>
      <text:p text:style-name="P8"><text:tab/><text:span text:style-name="T11">p {</text:span></text:p>
      <text:p text:style-name="P33"><text:tab/><text:tab/>font-weight: 800;</text:p>
      <text:p text:style-name="P33"><text:tab/>}</text:p>
      <text:p text:style-name="P33"><text:tab/>h2 {</text:p>
      <text:p text:style-name="P33"><text:tab/><text:tab/>font-weight: bold;</text:p>
      <text:p text:style-name="P33"><text:tab/>}</text:p>
      <text:p text:style-name="P8"/>
      <text:p text:style-name="P8">- <text:span text:style-name="T22">/* line-height */</text:span></text:p>
      <text:p text:style-name="P8"><text:tab/>Its value multiplies the default line spacing value which is determined by the font</text:p>
      <text:p text:style-name="P8"><text:tab/><text:span text:style-name="T11">p {</text:span></text:p>
      <text:p text:style-name="P33"><text:tab/><text:tab/>line-height: 2;</text:p>
      <text:p text:style-name="P33"><text:tab/>}</text:p>
      <text:p text:style-name="P8"/>
      <text:p text:style-name="P8">- <text:span text:style-name="T22">/* text-align */</text:span></text:p>
      <text:p text:style-name="P8"><text:tab/>Specifies the alignment</text:p>
      <text:p text:style-name="P8"><text:tab/><text:span text:style-name="T11">h1 {</text:span></text:p>
      <text:p text:style-name="P33"><text:tab/><text:tab/>text-align: center;</text:p>
      <text:p text:style-name="P33"><text:tab/>}</text:p>
      <text:p text:style-name="P8"/>
      <text:p text:style-name="P8">- <text:span text:style-name="T22">/* text-decoration */</text:span></text:p>
      <text:p text:style-name="P8"><text:tab/>Used to give text underline effect, linethrough effect etc.</text:p>
      <text:p text:style-name="P8"><text:tab/><text:span text:style-name="T11">p {</text:span></text:p>
      <text:p text:style-name="P33"><text:tab/><text:tab/>text-decoration: line-through;</text:p>
      <text:p text:style-name="P33"><text:tab/>}</text:p>
      <text:p text:style-name="P8"/>
      <text:p text:style-name="P8">- fonts.google.com</text:p>
      <text:p text:style-name="P8"><text:tab/>Free fonts that Google provides us; for usage:</text:p>
      <text:p text:style-name="P8"><text:tab/>https://www.youtube.com/watch?v=Z3JR6mEWEEo&amp;feature=youtu.be</text:p>
      <text:p text:style-name="P8"/>
      <text:p text:style-name="P8"/>
      <text:p text:style-name="P8"/>
      <text:p text:style-name="P8"/>
      <text:p text:style-name="P8"/>
      <text:p text:style-name="P8"/>
      <text:p text:style-name="P8"/>
      <text:p text:style-name="P8"/>
      <text:p text:style-name="P8"/>
      <text:p text:style-name="P8"/>
      <text:p text:style-name="P8"><text:soft-page-break/>- Box Model</text:p>
      <text:p text:style-name="P8"><text:tab/>In a document, each element is represented as a rectangular box. In CSS, each of these rectangular boxes is described using the standart box model.</text:p>
      <text:p text:style-name="P8"><text:tab/>Each box has four edges:</text:p>
      <text:p text:style-name="P8"><text:tab/>1.margin edge: the space outside the box; kinda within the elements. Usages,</text:p>
      <text:p text:style-name="P8"><text:tab/><text:tab/><text:span text:style-name="T11">margin: 20px; </text:span><text:span text:style-name="T21">/* Same space from all sides */</text:span></text:p>
      <text:p text:style-name="P33"><text:tab/><text:tab/>margin-top: 40px;</text:p>
      <text:p text:style-name="P33"><text:tab/><text:tab/>margin: TOP RIGHT BOTTOM LEFT; <text:span text:style-name="T20">/* More specified space from any side */</text:span></text:p>
      <text:p text:style-name="P33"><text:tab/><text:tab/>margin: 0 auto 0 auto; <text:span text:style-name="T20">/* Centers the element from left and right edges */</text:span></text:p>
      <text:p text:style-name="P33"><text:tab/><text:tab/>margin: 0 auto; <text:span text:style-name="T20">/* Specifies top to 0 px &amp; right to auto, so indirectly fully centering from right and left again */</text:span></text:p>
      <text:p text:style-name="P8"/>
      <text:p text:style-name="P8"><text:tab/>2.border edge: the thickness of the border. Usages,</text:p>
      <text:p text:style-name="P8"><text:tab/><text:tab/><text:span text:style-name="T11">border: 2px solid blue;</text:span></text:p>
      <text:p text:style-name="P33"><text:tab/><text:tab/>border-width: 2px;</text:p>
      <text:p text:style-name="P33"><text:tab/><text:tab/>border-style: solid;</text:p>
      <text:p text:style-name="P33"><text:tab/><text:tab/>border-color: blue;</text:p>
      <text:p text:style-name="P8"/>
      <text:p text:style-name="P8"><text:tab/>3.padding edge: the space between border and the content inside of it. Usages,</text:p>
      <text:p text:style-name="P8"><text:tab/><text:tab/><text:span text:style-name="T11">padding: 10px;</text:span></text:p>
      <text:p text:style-name="P33"><text:tab/><text:tab/>padding-left: 20px;</text:p>
      <text:p text:style-name="P8"/>
      <text:p text:style-name="P8"><text:tab/>4.content edge: the text itself (width &amp; hight). Usages,</text:p>
      <text:p text:style-name="P8"><text:tab/><text:tab/><text:span text:style-name="T11">width: 20px;</text:span></text:p>
      <text:p text:style-name="P33"><text:tab/><text:tab/>width: 60%;</text:p>
      <text:p text:style-name="P8"/>
      <text:p text:style-name="P8"><text:tab/>The space on the right of the content comes from the number 4, which is content edge -width- but the space on the left comes from number 3, which is padding edge -padding-left-. On the other hand, padding has also right spacing, which means we have two adjustments for the right side of our content.</text:p>
      <text:p text:style-name="P8"/>
      <text:p text:style-name="P8"><text:tab/>We can use a percentage on the width to make the website more dynamic and change itself depending on the body (window) size,</text:p>
      <text:p text:style-name="P8"><text:tab/><text:span text:style-name="T11">p {</text:span></text:p>
      <text:p text:style-name="P33"><text:tab/><text:tab/>width: 50%;</text:p>
      <text:p text:style-name="P33"><text:tab/>}</text:p>
      <text:p text:style-name="P8"/>
      <text:p text:style-name="P8">- An element can have multiple classes at once,</text:p>
      <text:p text:style-name="P8"><text:tab/><text:span text:style-name="T11">&lt;td class="vertical horizontal"&gt;&lt;/td&gt;</text:span></text:p>
      <text:p text:style-name="P8"><text:tab/>So this td is in also vertical class and also horizontal class.</text:p>
      <text:p text:style-name="P8"/>
      <text:p text:style-name="P8">- Normally each div and div-like elements go on different lines, that's because what's defined as default as float property. If we change it as the following, all divs will float from left to right to bottom:</text:p>
      <text:p text:style-name="P8"><text:tab/><text:span text:style-name="T11">div {</text:span></text:p>
      <text:p text:style-name="P33"><text:tab/><text:tab/>float: left</text:p>
      <text:p text:style-name="P33"><text:tab/>}</text:p>
      <text:p text:style-name="P8"><text:tab/>When we don't modify float property, by default HTML has one space between adjacent images; but when we modify it, that's gone.</text:p>
      <text:p text:style-name="P8"/>
      <text:p text:style-name="P8">- To go to end and the beginning of a line in Sublime with "Alt+Right"/"Alt+Left"; paste the following into the Key Bindings within Preferences:</text:p>
      <text:p text:style-name="P33"><text:tab/>{ "keys": ["alt+left"], "command": "move_to", "args": {"to": "bol", "extend": false} },</text:p>
      <text:p text:style-name="P33"><text:tab/>{ "keys": ["alt+right"], "command": "move_to", "args": {"to": "eol", "extend": false} }</text:p>
      <text:p text:style-name="P8"/>
      <text:p text:style-name="P8">- It may be more beneficial to have just one h1 -which is the main and the only one- on the page and having the other headings -which are multiple- as h2.</text:p>
      <text:p text:style-name="P8"/>
      <text:p text:style-name="P8"/>
      <text:p text:style-name="P8"><text:soft-page-break/>- 'rem' adjusts the text size not according to the size of the parent element like 'em' but according to the root element; which means we don't have to worry about one changing the other,</text:p>
      <text:p text:style-name="P8"><text:tab/><text:span text:style-name="T11">letter-spacing: 0.2rem;</text:span></text:p>
      <text:p text:style-name="P8"><text:tab/>Letter spacing -btw- specifies the space between letters</text:p>
      <text:p text:style-name="P8"/>
      <text:p text:style-name="P8">- 'max-width' specifies the max width to be shown as window shrinkes. It makes sense to use it with a percentage width.</text:p>
      <text:p text:style-name="P8"><text:tab/><text:span text:style-name="T11">max-width: 800px;</text:span></text:p>
      <text:p text:style-name="P33"><text:tab/>width: 80%;</text:p>
      <text:p text:style-name="P8"/>
      <text:p text:style-name="P8">- <text:span text:style-name="T11">&lt;hr&gt;</text:span> tag adds a horizontal line on the page. No closing tags etc.</text:p>
      <text:p text:style-name="P8"/>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6"><text:soft-page-break/><text:span text:style-name="T4">Chapter </text:span><text:span text:style-name="T7">4</text:span></text:p>
      <text:p text:style-name="P21"><text:span text:style-name="T2">B</text:span>ootstrap <text:span text:style-name="T3">3</text:span></text:p>
      <text:p text:style-name="P9"/>
      <text:p text:style-name="P9">Bootstrap:</text:p>
      <text:p text:style-name="P9"><text:tab/>Bootstrap is a really useful CSS and JavaScript library. It is a single CSS file and a single JavaScript file. Inside the CSS file there is a bunch of staff that we get for free.</text:p>
      <text:p text:style-name="P9"><text:tab/>Components are the bigger pieces.</text:p>
      <text:p text:style-name="P9"><text:tab/>We can either download it to our machine and work/load locally (just use link tag for this after moving the 'bootstrap.css' file to the work area) or we can include it online by using,</text:p>
      <text:p text:style-name="P9"><text:tab/><text:tab/><text:span text:style-name="T11">&lt;link rel="stylesheet" href="https://maxcdn.bootstrapcdn.com/bootstrap/3.3.7/css/bootstrap.min.css" integrity="sha384-BVYiiSIFeK1dGmJRAkycuHAHRg32OmUcww7on3RYdg4Va+PmSTsz/K68vbdEjh4u" crossorigin="anonymous"&gt;</text:span></text:p>
      <text:p text:style-name="P9"><text:tab/>To include Bootstrap 4,</text:p>
      <text:p text:style-name="P9"><text:tab/><text:tab/><text:span text:style-name="T11">&lt;link rel="stylesheet" href="https://stackpath.bootstrapcdn.com/bootstrap/4.5.0/css/bootstrap.min.css" integrity="sha384-9aIt2nRpC12Uk9gS9baDl411NQApFmC26EwAOH8WgZl5MYYxFfc+NcPb1dKGj7Sk" crossorigin="anonymous"&gt;</text:span></text:p>
      <text:p text:style-name="P9"/>
      <text:p text:style-name="P9">- We can find any info and any choice of any element on the getbootstrap.com,</text:p>
      <text:p text:style-name="P9"><text:tab/>Bootstrap 3,</text:p>
      <text:p text:style-name="P9"><text:tab/><text:tab/>https://getbootstrap.com/docs/3.3/css/</text:p>
      <text:p text:style-name="P9"><text:tab/><text:tab/>https://getbootstrap.com/docs/3.3/components/</text:p>
      <text:p text:style-name="P9"><text:tab/>Bootstrap 4,</text:p>
      <text:p text:style-name="P9"><text:tab/><text:tab/>https://getbootstrap.com/docs/4.5/getting-started/introduction/</text:p>
      <text:p text:style-name="P9"><text:tab/><text:tab/>https://getbootstrap.com/docs/4.5/components/</text:p>
      <text:p text:style-name="P9"/>
      <text:p text:style-name="P9">- To simply overwrite the styles, we can create a 'style' section in the head of our HTML file,</text:p>
      <text:p text:style-name="P9"><text:tab/><text:span text:style-name="T11">&lt;style type="text/css"&gt;</text:span></text:p>
      <text:p text:style-name="P34"><text:tab/><text:tab/>.btn-success {</text:p>
      <text:p text:style-name="P34"><text:tab/><text:tab/><text:tab/>background-color: blue;</text:p>
      <text:p text:style-name="P34"><text:tab/><text:tab/>}</text:p>
      <text:p text:style-name="P34"><text:tab/>&lt;/style&gt;</text:p>
      <text:p text:style-name="P9"/>
      <text:p text:style-name="P9">- Jumbotron</text:p>
      <text:p text:style-name="P9"><text:tab/>Jumbotron is the big header like thing with an explanation and a button. It takes the 100% of the contain that it is inside of,</text:p>
      <text:p text:style-name="P9"><text:tab/><text:tab/>https://getbootstrap.com/docs/3.3/components/#jumbotron</text:p>
      <text:p text:style-name="P9"><text:tab/><text:tab/>https://getbootstrap.com/docs/4.5/components/jumbotron/</text:p>
      <text:p text:style-name="P9"/>
      <text:p text:style-name="P9">- Grid System</text:p>
      <text:p text:style-name="P9"><text:tab/>To handle the kinda problematic thing above in other words to put some things to the center of the webpage or make it just 1/3 of the page etc. we normally use 'Grid System'. But for a basic solution we can also use the following 'container' class to handle it:</text:p>
      <text:p text:style-name="P9"/>
      <text:p text:style-name="P9">- Container</text:p>
      <text:p text:style-name="P9"><text:tab/>A container is a predefined class in Bootstrap that used with 'div' tags. It automatically creates a container with predefined useful margines and width etc.</text:p>
      <text:p text:style-name="P9"/>
      <text:p text:style-name="P9">- Forms</text:p>
      <text:p text:style-name="P9"><text:tab/>The advancedly modified version of the form we have seen back in ChapterOne:</text:p>
      <text:p text:style-name="P9"><text:tab/><text:tab/>https://getbootstrap.com/docs/3.3/css/#forms</text:p>
      <text:p text:style-name="P9"><text:tab/></text:p>
      <text:p text:style-name="P9"><text:tab/><text:span text:style-name="T11">.form-group | &lt;div class="form-group"&gt;</text:span></text:p>
      <text:p text:style-name="P9"><text:tab/><text:tab/>A label-input pair is better used within "form-group" class to group'em together and add some spacing from the rest.</text:p>
      <text:p text:style-name="P9"><text:tab/></text:p>
      <text:p text:style-name="P9"><text:soft-page-break/><text:tab/><text:span text:style-name="T11">.form-control | &lt;input type="email" class="form-control" id="InputEmai" placeholder="email"&gt;</text:span></text:p>
      <text:p text:style-name="P9"><text:tab/><text:tab/>Specifies the style of the input box and its effect when selected.</text:p>
      <text:p text:style-name="P9"><text:tab/></text:p>
      <text:p text:style-name="P9"><text:tab/><text:span text:style-name="T11">.form-inline | &lt;form class="form-inline"&gt;</text:span></text:p>
      <text:p text:style-name="P9"><text:tab/><text:tab/>The class that used with the 'form' tag in order to make the form inline.</text:p>
      <text:p text:style-name="P9"/>
      <text:p text:style-name="P9"/>
      <text:p text:style-name="P9"><text:tab/><text:span text:style-name="T11">.checkbox | &lt;div class="checkbox"&gt;</text:span></text:p>
      <text:p text:style-name="P9"><text:tab/><text:tab/>When we put label-input(checkbox) pair together inside this div class, the label there turns into a clickable text which is awesome</text:p>
      <text:p text:style-name="P9"/>
      <text:p text:style-name="P9">- We can place 'input' into 'label',</text:p>
      <text:p text:style-name="P9"><text:tab/> <text:s/><text:span text:style-name="T11">&lt;label&gt;</text:span></text:p>
      <text:p text:style-name="P34"><text:tab/> <text:s text:c="3"/>&lt;input type="checkbox"&gt; Check me out</text:p>
      <text:p text:style-name="P34"><text:tab/> <text:s/>&lt;/label&gt;</text:p>
      <text:p text:style-name="P9"/>
      <text:p text:style-name="P9">- Shit + Tab in Sublime Text takes the selected lines 1 intend backwards.</text:p>
      <text:p text:style-name="P9"/>
      <text:p text:style-name="P9">- Nav Bars</text:p>
      <text:p text:style-name="P9"><text:tab/>https://getbootstrap.com/docs/3.3/components/#navbar</text:p>
      <text:p text:style-name="P9"><text:tab/>https://getbootstrap.com/docs/4.5/components/navbar/</text:p>
      <text:p text:style-name="P9"><text:tab/>In the 'Default Navbar' at first we will realize that the hamburger menu (shows up when we shrink the window) and the 'Dropdown' menus are not working. To make them work we need to include 'JavaScript' bootstrap file, (The following is Bootstrap 3)</text:p>
      <text:p text:style-name="P9"><text:tab/><text:tab/><text:span text:style-name="T11">&lt;script src="https://maxcdn.bootstrapcdn.com/bootstrap/3.3.7/js/bootstrap.min.js" integrity="sha384-Tc5IQib027qvyjSMfHjOMaLkfuWVxZxUPnCJA7l2mCWNIpG9mGCD8wGNIcPD7Txa" crossorigin="anonymous"&gt;&lt;/script&gt;</text:span></text:p>
      <text:p text:style-name="P9"><text:tab/>And then also include a 'jquery' script over, by copying the most recent/approppriate version and pasting it like we included the Bootstrap JS file with &lt;script&gt; tags,</text:p>
      <text:p text:style-name="P9"><text:tab/><text:tab/>https://code.jquery.com/</text:p>
      <text:p text:style-name="P9"><text:tab/><text:tab/><text:span text:style-name="T11">&lt;script src="https://code.jquery.com/jquery-3.5.1.min.js" integrity="sha256-9/aliU8dGd2tb6OSsuzixeV4y/faTqgFtohetphbbj0=" crossorigin="anonymous"&gt;&lt;/script&gt;</text:span></text:p>
      <text:p text:style-name="P9"/>
      <text:p text:style-name="P9">- Tag &amp; classes for creating the navbar,</text:p>
      <text:p text:style-name="P9"><text:tab/><text:tab/><text:span text:style-name="T11">&lt;nav class="navbar navbar-default"&gt;&lt;/nav&gt;</text:span></text:p>
      <text:p text:style-name="P9"/>
      <text:p text:style-name="P9">- It's better if we put the things in the navbar into a container div!</text:p>
      <text:p text:style-name="P9"/>
      <text:p text:style-name="P9">-*<text:tab/>We put the menu buttons inside of the following div in order to push'em into hamburger menu when the window is shrinked,</text:p>
      <text:p text:style-name="P9"><text:tab/><text:tab/><text:span text:style-name="T11">&lt;div class="collapse navbar-collapse" id="my-menus"&gt;</text:span></text:p>
      <text:p text:style-name="P34"><text:tab/><text:tab/><text:tab/>&lt;ul class="nav navbar-nav"&gt;</text:p>
      <text:p text:style-name="P34"><text:tab/><text:tab/><text:tab/><text:tab/>&lt;li&gt;&lt;a href="#"&gt;About&lt;/a&gt;&lt;/li&gt;</text:p>
      <text:p text:style-name="P34"><text:tab/><text:tab/><text:tab/><text:tab/>&lt;li&gt;&lt;a href="#"&gt;Contact&lt;/a&gt;&lt;/li&gt;</text:p>
      <text:p text:style-name="P34"><text:tab/><text:tab/><text:tab/>&lt;/ul&gt;</text:p>
      <text:p text:style-name="P34"><text:tab/><text:tab/><text:tab/>&lt;ul class="nav navbar-nav navbar-right"&gt;</text:p>
      <text:p text:style-name="P34"><text:tab/><text:tab/><text:tab/><text:tab/>&lt;li&gt;&lt;a href="#"&gt;Sign Up&lt;/a&gt;&lt;/li&gt;</text:p>
      <text:p text:style-name="P34"><text:tab/><text:tab/><text:tab/><text:tab/>&lt;li&gt;&lt;a href="#"&gt;Login&lt;/a&gt;&lt;/li&gt;</text:p>
      <text:p text:style-name="P34"><text:tab/><text:tab/><text:tab/>&lt;/ul&gt;</text:p>
      <text:p text:style-name="P34"><text:tab/><text:tab/>&lt;/div&gt;</text:p>
      <text:p text:style-name="P9"/>
      <text:p text:style-name="P9"/>
      <text:p text:style-name="P9"/>
      <text:p text:style-name="P9"/>
      <text:p text:style-name="P9"/>
      <text:p text:style-name="P9"/>
      <text:p text:style-name="P9"/>
      <text:p text:style-name="P9"><text:soft-page-break/>-** The hamburger button,</text:p>
      <text:p text:style-name="P9"><text:tab/><text:span text:style-name="T11">&lt;button type="button" class="navbar-toggle collapsed" data-toggle="collapse" data-target="#my-menus" aria-expanded="false"&gt;</text:span></text:p>
      <text:p text:style-name="P34"><text:tab/> <text:s text:c="3"/>&lt;span class="sr-only"&gt;Toggle navigation&lt;/span&gt;</text:p>
      <text:p text:style-name="P34"><text:tab/> <text:s text:c="3"/>&lt;span class="icon-bar"&gt;&lt;/span&gt;</text:p>
      <text:p text:style-name="P34"><text:tab/> <text:s text:c="3"/>&lt;span class="icon-bar"&gt;&lt;/span&gt;</text:p>
      <text:p text:style-name="P34"><text:tab/> <text:s text:c="3"/>&lt;span class="icon-bar"&gt;&lt;/span&gt;</text:p>
      <text:p text:style-name="P34"><text:tab/>&lt;/button&gt;</text:p>
      <text:p text:style-name="P9"/>
      <text:p text:style-name="P9">- In the Hamburger button**, 'data-target' ATR must match the 'id' ATR in the collapse div*!</text:p>
      <text:p text:style-name="P9"/>
      <text:p text:style-name="P9">- The header section of the navbar,</text:p>
      <text:p text:style-name="P9"><text:tab/><text:tab/><text:span text:style-name="T11">&lt;div class="navbar-header"&gt;&lt;/div&gt;</text:span></text:p>
      <text:p text:style-name="P9"><text:tab/>Brand and Hamburger menu button are placed inside of this header part.</text:p>
      <text:p text:style-name="P9"/>
      <text:p text:style-name="P9">- The left side menu tags of the navbar,</text:p>
      <text:p text:style-name="P9"><text:tab/><text:tab/><text:span text:style-name="T11">&lt;ul class="nav navbar-nav"&gt;&lt;/ul&gt;</text:span></text:p>
      <text:p text:style-name="P9"/>
      <text:p text:style-name="P9"/>
      <text:p text:style-name="P9">- The right side menu tags of the navbar,</text:p>
      <text:p text:style-name="P9"><text:tab/><text:tab/><text:span text:style-name="T11">&lt;ul class="nav navbar-nav navbar-right"&gt;&lt;/ul&gt;</text:span></text:p>
      <text:p text:style-name="P9"/>
      <text:p text:style-name="P9">The Grid System</text:p>
      <text:p text:style-name="P9"><text:tab/>Maybe it's the main reason that people prefer using bootstrap! As I shrink the window, apart from the content being scaled, it adapts into mobile or tablet mode easily and visually looking awesome,</text:p>
      <text:p text:style-name="P9"><text:tab/><text:tab/>https://getbootstrap.com/docs/3.3/css/#grid</text:p>
      <text:p text:style-name="P9"><text:tab/><text:tab/>https://getbootstrap.com/docs/4.5/layout/grid/</text:p>
      <text:p text:style-name="P9"><text:tab/></text:p>
      <text:p text:style-name="P9">- It scales up to 12 columns. Anytime we use the grid, we must include it into a container! It consists of row and column divs. And so an example usage of grid system is as following,</text:p>
      <text:p text:style-name="P9"><text:tab/><text:tab/><text:span text:style-name="T11">&lt;div class="container"&gt;</text:span></text:p>
      <text:p text:style-name="P34"><text:tab/><text:tab/><text:tab/>&lt;div class="row"&gt;</text:p>
      <text:p text:style-name="P34"><text:tab/><text:tab/><text:tab/><text:tab/>&lt;div class="col-lg-6 blue"&gt;COL LG 6&lt;/div&gt;</text:p>
      <text:p text:style-name="P34"><text:tab/><text:tab/><text:tab/><text:tab/>&lt;div class="col-lg-6 blue"&gt;COL LG 6&lt;/div&gt;</text:p>
      <text:p text:style-name="P34"><text:tab/><text:tab/><text:tab/>&lt;/div&gt;</text:p>
      <text:p text:style-name="P34"><text:tab/><text:tab/>&lt;/div&gt;</text:p>
      <text:p text:style-name="P9"/>
      <text:p text:style-name="P9">- There are 4 sizes to be used in the Grid System:</text:p>
      <text:p text:style-name="P9"><text:tab/><text:tab/>1. xs: For mobile size</text:p>
      <text:p text:style-name="P9"><text:tab/><text:tab/>2. sm: For tablet size</text:p>
      <text:p text:style-name="P9"><text:tab/><text:tab/>3. md: For small screens or windows (laptop,PC)</text:p>
      <text:p text:style-name="P9"><text:tab/><text:tab/>4. lg: For big screens and windows</text:p>
      <text:p text:style-name="P9"><text:tab/><text:tab/><text:tab/>We can specify portions for each of these sizes.</text:p>
      <text:p text:style-name="P9"/>
      <text:p text:style-name="P9">- If we don't specify the lg size explicitly, it will take it form the md element,</text:p>
      <text:p text:style-name="P9"><text:tab/><text:tab/><text:span text:style-name="T11">&lt;div class="col-md-3 col-sm-6 blue"&gt;TOUR DATE!&lt;/div&gt;</text:span></text:p>
      <text:p text:style-name="P34"><text:tab/><text:tab/>&lt;div class="col-md-3 col-sm-6 blue"&gt;TOUR DATE!&lt;/div&gt;</text:p>
      <text:p text:style-name="P34"><text:tab/><text:tab/>&lt;div class="col-md-3 col-sm-6 blue"&gt;TOUR DATE!&lt;/div&gt;</text:p>
      <text:p text:style-name="P34"><text:tab/><text:tab/>&lt;div class="col-md-3 col-sm-6 blue"&gt;TOUR DATE!&lt;/div&gt;</text:p>
      <text:p text:style-name="P9"><text:tab/><text:tab/><text:tab/>So here when it's lg size, 4 of them will be on the same line as in md; when it's sm size they will get seperated 2 by 2; and finally when it's xs they will go 1 by 1 because we didn't specify it and when we don't specify a smaller size or any size, it will take full 12 columns which means 1 element at 1 line.</text:p>
      <text:p text:style-name="P9"/>
      <text:p text:style-name="P9">- Btw above the number coming after the size specifies how many columns the element will be on,</text:p>
      <text:p text:style-name="P9"><text:tab/><text:tab/><text:span text:style-name="T11">&lt;div class="col-lg-6 blue"&gt;COL LG 6&lt;/div&gt;</text:span></text:p>
      <text:p text:style-name="P34"><text:tab/><text:tab/>&lt;div class="col-lg-6 blue"&gt;COL LG 6&lt;/div&gt;</text:p>
      <text:p text:style-name="P9"><text:tab/><text:tab/><text:tab/>Here it will be on 6 columns, which means there will be 2 of'em on the line when the size is lg</text:p>
      <text:p text:style-name="P9"/>
      <text:p text:style-name="P9">- We can make nested grids.</text:p>
      <text:p text:style-name="P9"/>
      <text:p text:style-name="P9"><text:soft-page-break/>- <text:span text:style-name="T11">&lt;nav class="navbar navbar-inverse"&gt;&lt;/nav&gt;</text:span></text:p>
      <text:p text:style-name="P9"><text:tab/><text:tab/>Gives us a reversed navbar (with a deep background and light text by default)</text:p>
      <text:p text:style-name="P9"/>
      <text:p text:style-name="P9">- <text:span text:style-name="T11">&lt;div class="thumbnail"&gt;&lt;/div&gt;</text:span></text:p>
      <text:p text:style-name="P9"><text:tab/><text:tab/>Creates a standart box around the element inside of it which is generally an image. If we don't use it around an image even in a grid, image won't fit proplerly and will go as its size!</text:p>
      <text:p text:style-name="P9"/>
      <text:p text:style-name="P9">- Ctrl + D: Selects all the instances of a selected text one by one on each push within Sublime Text 3, which will implicitly duplicate the cursor. It's better to choose the text from beginning to end by letting the cursor be at the end not at on the front!</text:p>
      <text:p text:style-name="P9"/>
      <text:p text:style-name="P9">- If we want to get rid of the changing size images -especially hight; because when we apply thumbnail width is fixed but hight is not- then we can see the code here,</text:p>
      <text:p text:style-name="P9"><text:tab/><text:tab/>https://codepen.io/nax3t/pen/MJwpdb</text:p>
      <text:p text:style-name="P9"/>
      <text:p text:style-name="P9">- To solve the white space bug along the image places,</text:p>
      <text:p text:style-name="P9"><text:tab/><text:tab/>This bug can be fixed by adding a class to the div with class of row, name it flex, then make a css rule like so:</text:p>
      <text:p text:style-name="P9"><text:tab/><text:tab/><text:tab/><text:span text:style-name="T11">.flex {</text:span></text:p>
      <text:p text:style-name="P34"><text:tab/><text:tab/><text:tab/> <text:s/>display: flex;</text:p>
      <text:p text:style-name="P34"><text:tab/><text:tab/><text:tab/> <text:s/>flex-wrap: wrap;</text:p>
      <text:p text:style-name="P34"><text:tab/><text:tab/><text:tab/>}</text:p>
      <text:p text:style-name="P34"/>
      <text:p text:style-name="P9">- Glyphicons,</text:p>
      <text:p text:style-name="P9"><text:tab/><text:tab/>https://getbootstrap.com/docs/3.3/components/</text:p>
      <text:p text:style-name="P9"><text:tab/><text:tab/>No Glyphicons in Bootstrap 4,</text:p>
      <text:p text:style-name="P9"><text:tab/><text:tab/><text:tab/>https://www.glyphicons.com/</text:p>
      <text:p text:style-name="P9"><text:tab/><text:tab/><text:tab/>https://primer.style/octicons/</text:p>
      <text:p text:style-name="P9"><text:tab/><text:tab/>Also a nice alternative, for both 3 and 4,</text:p>
      <text:p text:style-name="P9"><text:tab/><text:tab/><text:tab/>https://fontawesome.com/</text:p>
      <text:p text:style-name="P9"/>
      <text:p text:style-name="P9">- Glyphicons has the feature of text in terms of colors; so color ATR will change its color directly and so the font-size will change its size.</text:p>
      <text:p text:style-name="P9"/>
      <text:p text:style-name="P9">- To make the navbar fixed on the top while scrolling down, just add class,</text:p>
      <text:p text:style-name="P9"><text:tab/><text:tab/>navbar-fixed-top</text:p>
      <text:p text:style-name="P9"><text:tab/>After making this we will realize that our content stayed behind it which means on the top we need padding, so we will give our body 70px top padding which is the hight of the navbar by default,</text:p>
      <text:p text:style-name="P9"><text:tab/><text:tab/>padding-top: 70px;</text:p>
      <text:p text:style-name="P9"/>
      <text:p text:style-name="P9">- It is important that we include our own style file after the line we include bootstrap, otherwise we cannot overwrite them!</text:p>
      <text:p text:style-name="P9"/>
      <text:p text:style-name="P9">- When we try to overwrite styles of elements and are not able to do, it is always the best solution to go the page and checking the most specific ATR that effects the element we want to change by 'inspecting element'</text:p>
      <text:p text:style-name="P9"/>
      <text:p text:style-name="P9">- In Navbars</text:p>
      <text:p text:style-name="P9"><text:tab/>Div class 'container' strecthes the bar all along the screen but keeps the content in the container,</text:p>
      <text:p text:style-name="P9"><text:tab/><text:tab/><text:span text:style-name="T11">&lt;nav class="navbar navbar-default"&gt;</text:span></text:p>
      <text:p text:style-name="P34"><text:tab/> <text:s/><text:tab/><text:tab/>&lt;div class="container"&gt;</text:p>
      <text:p text:style-name="P34"><text:tab/> <text:s/><text:tab/><text:tab/>&lt;/div&gt;</text:p>
      <text:p text:style-name="P34"><text:tab/><text:tab/>&lt;/nav&gt;</text:p>
      <text:p text:style-name="P9"><text:tab/>But div class 'container-fluid' keeps both the content and the bar in the container, which is the default actually,</text:p>
      <text:p text:style-name="P9"><text:tab/><text:span text:style-name="T11">&lt;nav class="navbar navbar-default"&gt;</text:span></text:p>
      <text:p text:style-name="P34"><text:tab/> <text:s/><text:tab/>&lt;div class="container-fluid"&gt;</text:p>
      <text:p text:style-name="P34"><text:tab/> <text:s/><text:tab/>&lt;/div&gt;</text:p>
      <text:p text:style-name="P34"><text:tab/>&lt;/nav&gt;</text:p>
      <text:p text:style-name="P9"/>
      <text:p text:style-name="P9"><text:soft-page-break/>- <text:span text:style-name="T11">background-image: url();</text:span></text:p>
      <text:p text:style-name="P34"><text:s/>background-size: cover;</text:p>
      <text:p text:style-name="P34"><text:s/>background-position:center;</text:p>
      <text:p text:style-name="P9"/>
      <text:p text:style-name="P9">- In order to make the background image cover all the file,</text:p>
      <text:p text:style-name="P9"><text:tab/><text:tab/><text:span text:style-name="T11">html {</text:span></text:p>
      <text:p text:style-name="P34"><text:tab/><text:tab/><text:tab/>height: 100%;</text:p>
      <text:p text:style-name="P34"><text:tab/><text:tab/>}</text:p>
      <text:p text:style-name="P9"/>
      <text:p text:style-name="P9">- An awesome shadow that contributes depth to the texts on the page,</text:p>
      <text:p text:style-name="P9"><text:tab/><text:tab/><text:span text:style-name="T11">text-shadow: 0px 4px 3px rgba(0,0,0,0.4),</text:span></text:p>
      <text:p text:style-name="P34"><text:tab/><text:tab/><text:tab/> <text:tab/><text:tab/> <text:s text:c="3"/>0px 8px 13px rgba(0,0,0,0.1),</text:p>
      <text:p text:style-name="P34"><text:tab/><text:tab/><text:tab/> <text:tab/><text:tab/> <text:s text:c="3"/>0px 18px 23px rgba(0,0,0,0.1);</text:p>
      <text:p text:style-name="P9"><text:tab/><text:tab/>/<text:span text:style-name="T22">*text-shadow: offset-x offset-y radius color;*/</text:span></text:p>
      <text:p text:style-name="P9"><text:tab/><text:tab/>https://developer.mozilla.org/en-US/docs/Web/CSS/text-shadow</text:p>
      <text:p text:style-name="P9"/>
      <text:p text:style-name="P9">- If we want our bootstrap styled website to be responsive on mobile then we should to add the following meta tag to our <text:span text:style-name="T11">&lt;head&gt;</text:span> <text:s/>element, above the <text:span text:style-name="T11">&lt;title&gt;</text:span> <text:s/>tag:</text:p>
      <text:p text:style-name="P9"><text:tab/><text:tab/><text:span text:style-name="T11">&lt;meta name="viewport" content="width=device-width, initial-scale=1"&gt;</text:span></text:p>
      <text:p text:style-name="P9"/>
      <text:p text:style-name="P9">- To fix the appearance of the <text:span text:style-name="T11">&lt;hr&gt;</text:span> on mobile devices, add max-width: 90%; to the hr selector,</text:p>
      <text:p text:style-name="P9"><text:tab/><text:tab/><text:span text:style-name="T11">hr {</text:span></text:p>
      <text:p text:style-name="P34"><text:tab/><text:tab/><text:tab/>width: 400px;</text:p>
      <text:p text:style-name="P34"><text:tab/><text:tab/><text:tab/>max-width: 99%;</text:p>
      <text:p text:style-name="P34"><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text:soft-page-break/><text:span text:style-name="T4">Chapter </text:span><text:span text:style-name="T8">5</text:span></text:p>
      <text:p text:style-name="P23"><text:span text:style-name="T13">B</text:span><text:span text:style-name="T14">ootstrap </text:span><text:span text:style-name="T15">4</text:span></text:p>
      <text:p text:style-name="P10">Releases:</text:p>
      <text:p text:style-name="P10"><text:tab/>1. 'Alpha Release' is the first release and it basically tells that the current suftware is potentially very buggy and very likely to change mostly.</text:p>
      <text:p text:style-name="P10"><text:tab/>2. 'Beta Release' is a more stable version and likely to be changed again with breaking changes just like in Alpha.</text:p>
      <text:p text:style-name="P10"><text:tab/>3. 'Stable Release' is the done enough and ready to publish version.</text:p>
      <text:p text:style-name="P10"/>
      <text:p text:style-name="P10">- The documentation that cover all the changes from Bootstrap 3 to 4:</text:p>
      <text:p text:style-name="P10"><text:tab/><text:tab/>https://getbootstrap.com/docs/4.5/migration/</text:p>
      <text:p text:style-name="P10"/>
      <text:p text:style-name="P10">- Main changes,</text:p>
      <text:p text:style-name="P10"><text:tab/>1. Flexbox is added and on by default,</text:p>
      <text:p text:style-name="P10"><text:tab/>2. As primary unit 'rem' is selected over 'px'</text:p>
      <text:p text:style-name="P10"><text:tab/>3. Global size is switched from 14px to 16px</text:p>
      <text:p text:style-name="P10"><text:tab/>4. In the grid system '-xl' option is added</text:p>
      <text:p text:style-name="P10"><text:tab/>5. 'Panels, thumbnails &amp; wells' are changed with 'cards'</text:p>
      <text:p text:style-name="P12"><text:tab/>6. No more 'Glyphicons' insted we can use 'Fontawesome' <text:tab/>And more more changes... </text:p>
      <text:p text:style-name="P10"/>
      <text:p text:style-name="P10">- While including scripts: It is essential to put them in the following order at the end of the body,</text:p>
      <text:p text:style-name="P10"><text:tab/><text:tab/>1. jQuery</text:p>
      <text:p text:style-name="P10"><text:tab/><text:tab/>2. Popper.js</text:p>
      <text:p text:style-name="P10"><text:tab/><text:tab/>3. Bootstrap JS</text:p>
      <text:p text:style-name="P10"/>
      <text:p text:style-name="P10">- The pre-prepared Starter-Template,</text:p>
      <text:p text:style-name="P10"><text:tab/><text:tab/>https://getbootstrap.com/docs/4.5/getting-started/introduction/#starter-template</text:p>
      <text:p text:style-name="P10"/>
      <text:p text:style-name="P10">- Colors,</text:p>
      <text:p text:style-name="P10"><text:tab/><text:tab/>https://getbootstrap.com/docs/4.5/getting-started/theming/#color</text:p>
      <text:p text:style-name="P10"><text:tab/><text:tab/>https://getbootstrap.com/docs/4.5/getting-started/theming/#theme-colors</text:p>
      <text:p text:style-name="P10"><text:tab/><text:tab/>https://getbootstrap.com/docs/4.5/utilities/colors/#background-color</text:p>
      <text:p text:style-name="P10"><text:tab/>Text Colors,</text:p>
      <text:p text:style-name="P10"><text:tab/><text:tab/>https://getbootstrap.com/docs/4.5/utilities/colors/</text:p>
      <text:p text:style-name="P10"><text:tab/>Colors are brighter now in Bootstrap 4 than 3 and also it has bg-color, bg-light etc.</text:p>
      <text:p text:style-name="P10"/>
      <text:p text:style-name="P10">Typography between Bootstrap 3 and 4:</text:p>
      <text:p text:style-name="P10"><text:tab/>https://getbootstrap.com/docs/4.5/content/typography/</text:p>
      <text:p text:style-name="P10"><text:tab/>At this point there is a class type for heading called as 'display heading',</text:p>
      <text:p text:style-name="P10"><text:tab/><text:tab/>https://getbootstrap.com/docs/4.5/content/typography/#display-headings</text:p>
      <text:p text:style-name="P10"><text:tab/>Blockquotes,</text:p>
      <text:p text:style-name="P10"><text:tab/><text:tab/>https://getbootstrap.com/docs/4.5/content/typography/#blockquotes</text:p>
      <text:p text:style-name="P10"><text:tab/><text:tab/><text:span text:style-name="T11">&lt;blockquote class="blockquote"&gt;</text:span></text:p>
      <text:p text:style-name="P35"><text:tab/><text:tab/><text:tab/>&lt;p class="mb-0"&gt;Lorem ipsum dolor sit amet, consectetur adipiscing elit. Integer posuere erat a ante.&lt;/p&gt;</text:p>
      <text:p text:style-name="P35"><text:tab/><text:tab/>&lt;/blockquote&gt;</text:p>
      <text:p text:style-name="P10"><text:tab/><text:tab/>If we don't want the styling here we simply don't include the class="quote" part. Here class="mb-0" just sets the margin bottom of the paragraph to 0. And if we want the blockquote to be aligned right, we can add class "text-right" to the blockquote. But back in Bootstrap 3 there was a class called as "blockquote-reverse" for this mission,</text:p>
      <text:p text:style-name="P10"><text:tab/><text:tab/><text:tab/><text:span text:style-name="T11">&lt;blockquote class="blockquote text-right"&gt;</text:span></text:p>
      <text:p text:style-name="P35"><text:tab/><text:tab/>Citation,</text:p>
      <text:p text:style-name="P35"><text:tab/><text:tab/><text:tab/>&lt;blockquote class="blockquote"&gt;</text:p>
      <text:p text:style-name="P35"><text:tab/><text:tab/><text:tab/><text:tab/>&lt;p class="mb-0"&gt;Lorem ipsum dolor sit amet, consectetur adipiscing elit. Integer posuere erat a ante.&lt;/p&gt;</text:p>
      <text:p text:style-name="P35"><text:tab/><text:tab/><text:tab/><text:tab/>&lt;footer class="blockquote-footer"&gt;Someone famous in &lt;cite title="Source Title"&gt;Source Title&lt;/cite&gt;&lt;/footer&gt;</text:p>
      <text:p text:style-name="P35"><text:tab/><text:tab/><text:tab/>&lt;/blockquote&gt;</text:p>
      <text:p text:style-name="P10"><text:tab/><text:tab/>title attribute usually refers to the title of a work you are citing not the author</text:p>
      <text:p text:style-name="P10"><text:soft-page-break/>- It is now enough to change the default font size to make every text on the page to change dynamically. That's because they set the main unit size as rems not as pxs like back in Bootstrap 3.</text:p>
      <text:p text:style-name="P10"/>
      <text:p text:style-name="P10">Some features that didn't exist in Bootstrap 3 at all,</text:p>
      <text:p text:style-name="P10"><text:s text:c="2"/>Borders, (Bordered, Rounded, Left Blank, Color)</text:p>
      <text:p text:style-name="P10"><text:s text:c="4"/><text:span text:style-name="T11">border | rounded | rounded-top | border-left-0 | border-success</text:span></text:p>
      <text:p text:style-name="P10"><text:s text:c="4"/>https://getbootstrap.com/docs/4.5/utilities/borders/</text:p>
      <text:p text:style-name="P10"><text:s text:c="2"/>Spacing, (m &amp; p <text:s text:c="2"/>t/b/l/r/x/y - 0/1/2/3/4/5/auto)</text:p>
      <text:p text:style-name="P10"><text:s text:c="3"/><text:span text:style-name="T11"><text:s/>p-x-3</text:span> -&gt; make padding size-3 from both sides</text:p>
      <text:p text:style-name="P10"><text:s text:c="4"/>https://getbootstrap.com/docs/4.5/utilities/spacing/</text:p>
      <text:p text:style-name="P10"><text:s text:c="2"/>Responsive Breakpoints, (responsive version of spacing for devices)</text:p>
      <text:p text:style-name="P10"><text:s text:c="4"/><text:span text:style-name="T11">p-md-5</text:span> -&gt; start making padding 5 starting from size m up to xl</text:p>
      <text:p text:style-name="P10"><text:s text:c="6"/>PS: We don't specify the xs size explicitly, we use default to specify that size and we use the other sizes to move on like by specifying sm and furthermore...</text:p>
      <text:p text:style-name="P10"><text:s text:c="4"/>https://getbootstrap.com/docs/4.5/utilities/spacing/#notation</text:p>
      <text:p text:style-name="P10"><text:s text:c="4"/>Breakpoints,</text:p>
      <text:p text:style-name="P10"><text:s text:c="6"/>https://getbootstrap.com/docs/4.5/layout/overview/#responsive-breakpoints</text:p>
      <text:p text:style-name="P10"><text:s text:c="6"/><text:span text:style-name="T11">xs</text:span> - Portrait Mode Smartphones</text:p>
      <text:p text:style-name="P10"><text:s text:c="6"/><text:span text:style-name="T11">sm</text:span> - Landcape Mode Smartphones</text:p>
      <text:p text:style-name="P10"><text:s text:c="6"/><text:span text:style-name="T11">md</text:span> - Tablets</text:p>
      <text:p text:style-name="P10"><text:s text:c="6"/><text:span text:style-name="T11">lg</text:span> - Laptop Computers</text:p>
      <text:p text:style-name="P10"><text:s text:c="6"/><text:span text:style-name="T11">xl</text:span> - Desktop Computers</text:p>
      <text:p text:style-name="P10"/>
      <text:p text:style-name="P10">Navbars: (https://getbootstrap.com/docs/4.5/components/navbar/)</text:p>
      <text:p text:style-name="P10"><text:s text:c="2"/>- We now have to specify the time of collapse of the menu (hamburger menu) in terms of breakpoints (sm-md...)</text:p>
      <text:p text:style-name="P10"><text:s text:c="2"/>- Also the ".bg-*" class is required in Bootstrap 4</text:p>
      <text:p text:style-name="P10"><text:s text:c="2"/>- "navbar-default" is changed to either "navbar-light" or "navbar-dark"</text:p>
      <text:p text:style-name="P10"><text:s text:c="2"/>- If I just change the navbar to "navbar dark", just the text will be changed to white, in order to do it in real means, I also need to change the background to "bg-dark" Here I have the built-in options that I used before both at "text" and "btn" which are <text:span text:style-name="T11">"info-warning-success-primary-secondary-danger"</text:span></text:p>
      <text:p text:style-name="P10"><text:s text:c="2"/>- <text:span text:style-name="T11">"navbar-expand-{breakpoint}"</text:span> specifies the size that the navbar will be extended</text:p>
      <text:p text:style-name="P10"/>
      <text:p text:style-name="P10">- When we type i.e. "Lorem60" and hit Tab, it will give us 60 words long paragraph.</text:p>
      <text:p text:style-name="P10"/>
      <text:p text:style-name="P10">Display: (https://getbootstrap.com/docs/4.5/utilities/display/)</text:p>
      <text:p text:style-name="P10"><text:s text:c="2"/>- Instead of "visible" and "hidden" in Bootstrap 3, we now have ".d" class,</text:p>
      <text:p text:style-name="P10"><text:s text:c="2"/><text:span text:style-name="T11">d-{value} for xs</text:span></text:p>
      <text:p text:style-name="P35"><text:s text:c="2"/>d-{breakpoint}-{value}</text:p>
      <text:p text:style-name="P35"><text:s text:c="2"/>&lt;h1 class="d-none d-lg-block d-xl-none"&gt;Always hidden except LG&lt;/h1&gt;,</text:p>
      <text:p text:style-name="P10"><text:s text:c="4"/>means, display none starting -including- from the breakpoint "xs" -not explicit because we don't use the breakpoint name explicitly when it's xs- and when came to XL then display as block.</text:p>
      <text:p text:style-name="P10"/>
      <text:p text:style-name="P10">- Typing i.e.</text:p>
      <text:p text:style-name="P10"><text:s text:c="4"/>button.btn.btn-info.btn-lg</text:p>
      <text:p text:style-name="P10"><text:s text:c="2"/>creates the following,</text:p>
      <text:p text:style-name="P10"><text:s text:c="4"/><text:span text:style-name="T11">&lt;button class="btn btn-info btn-lg"&gt;&lt;/button&gt;</text:span></text:p>
      <text:p text:style-name="P10"><text:s text:c="2"/>But if we don't specify which tag it's gonna be like by not writing "button" at the beginning, then it will create a "div" tag no matter what the classes are. i.e.</text:p>
      <text:p text:style-name="P10"><text:s text:c="4"/><text:span text:style-name="T11">.border.border-dark</text:span></text:p>
      <text:p text:style-name="P10"><text:s text:c="2"/>creates,</text:p>
      <text:p text:style-name="P10"><text:s text:c="4"/><text:span text:style-name="T11">&lt;div class="border border-dark"&gt;&lt;/div&gt;</text:span></text:p>
      <text:p text:style-name="P10"/>
      <text:p text:style-name="P10">Flexbox (https://getbootstrap.com/docs/4.5/utilities/flex/)</text:p>
      <text:p text:style-name="P10"><text:s text:c="2"/>- Flexbox includes a bunch of CSS properties to move things around the position elements inside of a container/page. Lots of Bootstrap 4 utilities have a usage with "flex". But actually flex is a world that exists outside of Bootstrap, by itself.</text:p>
      <text:p text:style-name="P10"><text:s text:c="2"/></text:p>
      <text:p text:style-name="P10"><text:soft-page-break/><text:s text:c="2"/>- There are two directions in the Flexbox that we need to know about. The first, by default our "main axis" of our content, is from left to right as from "start" to "end". And also the "cross axis" is from top to bottom as from "start" to "end", by default.</text:p>
      <text:p text:style-name="P10"><text:s text:c="2"/></text:p>
      <text:p text:style-name="P10"><text:s text:c="2"/>- There is a property in Bootstrap that lets us change how items are distributed accross the main axis. Also we can also change the direction of our flexbox which means letting it go from right to left or bottom to top where things go a bit crazy. So by default,</text:p>
      <text:p text:style-name="P10"><text:s text:c="4"/>"Flex direction is left to right &amp; top to bottom."</text:p>
      <text:p text:style-name="P10"><text:s text:c="2"/></text:p>
      <text:p text:style-name="P10"><text:s text:c="2"/>- <text:span text:style-name="T11">"justify-content"</text:span> property is the one that allows us to move the items and the default value is, - <text:span text:style-name="T11">"justify-content-start" </text:span>which -by default again- puts everything to the left. In this case if I say,</text:p>
      <text:p text:style-name="P10"><text:s text:c="2"/>- <text:span text:style-name="T11">"justify-content-end"</text:span> it will push the elements to the right. Furthermore,</text:p>
      <text:p text:style-name="P10"><text:s text:c="2"/>- <text:span text:style-name="T11">"justify-content-center"</text:span> centers the elements</text:p>
      <text:p text:style-name="P10"><text:s text:c="2"/>- <text:span text:style-name="T11">"justify-content-between"</text:span> distributes all the elements evenly spaced accross the flexbox by sticking the edge elements to left and right. But,</text:p>
      <text:p text:style-name="P10"><text:s text:c="2"/>- <text:span text:style-name="T11">"justify-content-around"</text:span> will distribute the elements evenly spaced again but this time also making a space at the edges.</text:p>
      <text:p text:style-name="P10"/>
      <text:p text:style-name="P10"><text:s text:c="2"/>- By default elements inside the flexbox are stretched from top to bottom. This happens because by default it is</text:p>
      <text:p text:style-name="P10"><text:s text:c="2"/>- <text:span text:style-name="T11">"align-items-stretch"</text:span>. But we can use following ones to change it and align items vertically,</text:p>
      <text:p text:style-name="P10"><text:s text:c="2"/>- <text:span text:style-name="T11">"align-items-start"</text:span></text:p>
      <text:p text:style-name="P10"><text:s text:c="2"/>- <text:span text:style-name="T11">"align-items-center"</text:span></text:p>
      <text:p text:style-name="P10"><text:s text:c="2"/>- <text:span text:style-name="T11">"align-items-end"</text:span></text:p>
      <text:p text:style-name="P10"><text:s text:c="2"/>- <text:span text:style-name="T11">"align-items-baseline"</text:span></text:p>
      <text:p text:style-name="P10"/>
      <text:p text:style-name="P10"><text:s text:c="2"/>Above we can also add Breakpoints -in other words, we can use them responsively-. Like,</text:p>
      <text:p text:style-name="P10"><text:s text:c="4"/><text:span text:style-name="T11">justify-content-{breakpoint}-around</text:span></text:p>
      <text:p text:style-name="P35"><text:s text:c="4"/>align-items-{breakpoint}-center</text:p>
      <text:p text:style-name="P10"/>
      <text:p text:style-name="P10">Flex Direction (https://getbootstrap.com/docs/4.5/utilities/flex/#direction):</text:p>
      <text:p text:style-name="P10"><text:s text:c="2"/>- By default the direction ATR is <text:span text:style-name="T11">"flex-row"</text:span> which makes the direction left-to-right; if we change it to,</text:p>
      <text:p text:style-name="P10"><text:s text:c="4"/><text:span text:style-name="T11">"flex-row-reverse"</text:span> the direction will be changed to, right-to-left.</text:p>
      <text:p text:style-name="P10"/>
      <text:p text:style-name="P10"><text:s text:c="2"/>- If we add "flex-column" ATR; things will go from top to bottom as accepting the y-axis as the main axis. So if I use "justify-content" ATR with this ATR added, it will change the placement not on x-axis but on y-axis, which means vertically. One more thing; now "align-items" is effecting not the y-axis but x-axis as expected because with the "flex-column" ATR added we have changed the main-axis to y; and cross-axis to x so "align-items" will now be effecting our latest cross-axis which is x. Same rules apply to "flex-column-reverse" by the way.</text:p>
      <text:p text:style-name="P10"/>
      <text:p text:style-name="P10"><text:s text:c="2"/>- We can use direction with breakpoints,</text:p>
      <text:p text:style-name="P10"><text:s text:c="4"/><text:span text:style-name="T11">"flex-md-column"</text:span></text:p>
      <text:p text:style-name="P35"><text:s text:c="4"/>"flex-lg-row"</text:p>
      <text:p text:style-name="P10"/>
      <text:p text:style-name="P10">Navs (https://getbootstrap.com/docs/4.5/components/navs/)</text:p>
      <text:p text:style-name="P10"><text:s text:c="2"/>- <text:span text:style-name="T11">"ul &gt; li &gt; a"</text:span> structure is not enforced anymore. <text:span text:style-name="T11">"nav &gt; a"</text:span> is enough </text:p>
      <text:p text:style-name="P10"><text:s text:c="2"/>- Navs are rewritten in Bootstrap 4 with Flex which means <text:span text:style-name="T11">"d-flex"</text:span> is included implicitly by default at the class at the beginning (rather <text:span text:style-name="T11">"ul"</text:span> or <text:span text:style-name="T11">"nav"</text:span>). So I can manipulate things by using Flex ATRs above.</text:p>
      <text:p text:style-name="P10"/>
      <text:p text:style-name="P10">The Grid System (https://getbootstrap.com/docs/4.5/layout/grid/)</text:p>
      <text:p text:style-name="P10"><text:s text:c="2"/>- Flex is enabled!</text:p>
      <text:p text:style-name="P10"><text:s text:c="2"/>- There are slight differences/similarities from/as the one back in Bootstrap 3:</text:p>
      <text:p text:style-name="P10"><text:s text:c="4"/>1. Sizes are shifted back for 1 field which means xs went from ~768 to ~576 and the other shifted one back and now we have <text:span text:style-name="T11">"xl"</text:span> as an addititon</text:p>
      <text:p text:style-name="P10"><text:s text:c="4"/>2. Of course we don't write <text:span text:style-name="T11">"xs"</text:span> here also explicitly (we had to back in BS3)</text:p>
      <text:p text:style-name="P10"><text:s text:c="4"/>3. It must be in a "container" or a "conatiner-fluid" (which goes all the way on the screen), then we have <text:span text:style-name="T11">"row"</text:span> divs and under those we have <text:span text:style-name="T11">"col"</text:span> elements (divs,h1s etc.) as many as we wish.</text:p>
      <text:p text:style-name="P10"><text:soft-page-break/><text:s text:c="4"/>4. Still 12 units</text:p>
      <text:p text:style-name="P10"><text:s text:c="4"/>5. If I make it responsive (breakpoint based) things will be stacked at each other's top vertically at xs (!May need to be verified!)</text:p>
      <text:p text:style-name="P10"><text:s text:c="4"/>6. If I don't specify the unit along the elements they will automatically share the space evenly. If I just give one a specific size so the rest will share the remaining space (units).</text:p>
      <text:p text:style-name="P10"/>
      <text:p text:style-name="P10">- <text:span text:style-name="T11">background: url("imgs/header.jpeg") center center / cover no-repeat;</text:span></text:p>
      <text:p text:style-name="P10"><text:s text:c="4"/>The line above, is a short version of those long ATRs, it centers the image and makes it cover and sets to no repeat.</text:p>
      <text:p text:style-name="P10"/>
      <text:p text:style-name="P10">Cards (https://getbootstrap.com/docs/4.5/components/card/)</text:p>
      <text:p text:style-name="P10"><text:s text:c="2"/>- Flex is included</text:p>
      <text:p text:style-name="P10"/>
      <text:p text:style-name="P10">- <text:span text:style-name="T11">section &gt; container &gt; row &gt; col &gt; card</text:span></text:p>
      <text:p text:style-name="P10"/>
      <text:p text:style-name="P10">- <text:span text:style-name="T11">"btn-outline"</text:span> is a nice looking button (like button etc.)</text:p>
      <text:p text:style-name="P10"/>
      <text:p text:style-name="P10">- If I want specific items to be aligned specifically within a flexbox, I can use,</text:p>
      <text:p text:style-name="P10"><text:s text:c="4"/><text:span text:style-name="T11">"align-self-{start/end/center}"</text:span></text:p>
      <text:p text:style-name="P10"><text:s text:c="2"/>Also I can use it with breakpoints,</text:p>
      <text:p text:style-name="P10"><text:s text:c="4"/><text:span text:style-name="T11">"align-self-{breakpoint}-{start/end/center}"</text:span></text:p>
      <text:p text:style-name="P10"/>
      <text:p text:style-name="P10">- <text:span text:style-name="T11">"navbar-expand-md"</text:span> Extends the Navbar at MD, so at XS and SM it is collapsed</text:p>
      <text:p text:style-name="P10"/>
      <text:p text:style-name="P10">- <text:span text:style-name="T11">"fixed-top"</text:span> fixes the navbar to the top as the page is scrolled</text:p>
      <text:p text:style-name="P10"/>
      <text:p text:style-name="P10">- <text:span text:style-name="T11">"img-fluid"</text:span> makes the image responsive and dynamic especially when using it in a grid</text:p>
      <text:p text:style-name="P10"/>
      <text:p text:style-name="P10">- <text:span text:style-name="T11">"@media (max-width: 1050px) {}"</text:span> changes the things inside of it at a specific size. Called as "Media Query"</text:p>
      <text:p text:style-name="P10"/>
      <text:p text:style-name="P10">- <text:span text:style-name="T11">class="order-{breakpoint}-1"</text:span>, gives that specific element an order,</text:p>
      <text:p text:style-name="P10"><text:s text:c="4"/><text:span text:style-name="T11">class="order-md-2"</text:span></text:p>
      <text:p text:style-name="P10"/>
      <text:p text:style-name="P10">- <text:span text:style-name="T11">"transition: background 500ms;"</text:span></text:p>
      <text:p text:style-name="P10"><text:s text:c="4"/>When the background is changed, specifies its duration to chan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text:soft-page-break/><text:span text:style-name="T4">Chapter </text:span><text:span text:style-name="T9">6</text:span></text:p>
      <text:p text:style-name="P22">Introduction to JavaScript</text:p>
      <text:p text:style-name="P11"/>
      <text:p text:style-name="P11">- To open JS developer console on Chrome,</text:p>
      <text:p text:style-name="P11"><text:s text:c="4"/>RightClick -&gt; InspectElement -&gt; "Console"Tab</text:p>
      <text:p text:style-name="P11"><text:s text:c="2"/>It is used to play around and test things out, basically.</text:p>
      <text:p text:style-name="P11"/>
      <text:p text:style-name="P11">- Five primitive datatypes of JS:</text:p>
      <text:p text:style-name="P11"><text:s text:c="2"/>1. Numbers (4,9.3,-3): It is a category for all types of numbers...</text:p>
      <text:p text:style-name="P11"><text:s text:c="2"/>2. Strings ("Hello!",'43'): Single/Double quotes, both OK.</text:p>
      <text:p text:style-name="P11"><text:s text:c="2"/>3. Booleans (true,false)</text:p>
      <text:p text:style-name="P11"><text:s text:c="2"/>4. "null" and "undefined"</text:p>
      <text:p text:style-name="P11"/>
      <text:p text:style-name="P11">- Classical operations with numbers:</text:p>
      <text:p text:style-name="P11"><text:s text:c="4"/><text:span text:style-name="T11">+,-,/,*,%</text:span></text:p>
      <text:p text:style-name="P11"/>
      <text:p text:style-name="P11">- Operations with Strings:</text:p>
      <text:p text:style-name="P11"><text:s text:c="4"/>1. Concatenation:</text:p>
      <text:p text:style-name="P11"><text:s text:c="6"/><text:span text:style-name="T11">"ali" + "veli"</text:span> <text:span text:style-name="T22">//"aliveli"</text:span></text:p>
      <text:p text:style-name="P11"><text:s text:c="4"/>2. Escape character is \</text:p>
      <text:p text:style-name="P11"><text:s text:c="6"/>\\,\"</text:p>
      <text:p text:style-name="P11"><text:s text:c="4"/>3. "Length" property:</text:p>
      <text:p text:style-name="P11"><text:s text:c="6"/><text:span text:style-name="T11">"ali".length</text:span> <text:span text:style-name="T22">//11</text:span></text:p>
      <text:p text:style-name="P11"><text:s text:c="4"/>4. Accessing individual elements: (indexing starts with 0)</text:p>
      <text:p text:style-name="P11"><text:s text:c="6"/><text:span text:style-name="T11">"ali"[1]</text:span> <text:span text:style-name="T22">//a</text:span></text:p>
      <text:p text:style-name="P11"><text:s text:c="4"/>Ex: <text:span text:style-name="T11">"ali\\".length</text:span> //equals 4 because one of the backslashes is the escape character! And so won't even be showwing up in the original string.</text:p>
      <text:p text:style-name="P11"/>
      <text:p text:style-name="P11">- Three types of naming the variables:</text:p>
      <text:p text:style-name="P11"><text:s text:c="2"/>1. camelCase: capital letter is in lowercase but the capital letter of every following word is in upper case</text:p>
      <text:p text:style-name="P11"><text:s text:c="2"/>2. snake_case: all in lowercase but there is an underscore between every word</text:p>
      <text:p text:style-name="P11"><text:s text:c="2"/>3. kebab-case (dash-case): all in lowercase but there is a dash between every word</text:p>
      <text:p text:style-name="P11"><text:s text:c="4"/>"camelCase" is used in JS</text:p>
      <text:p text:style-name="P11"/>
      <text:p text:style-name="P11">Defining Variables in JS</text:p>
      <text:p text:style-name="P11"><text:s text:c="2"/>- JS has dynamic typing which means we can change the variable types from one to another with just reassigning, it doesn't require any additional steps</text:p>
      <text:p text:style-name="P11"/>
      <text:p text:style-name="P11"><text:s text:c="2"/>- To store variables in JS, we use <text:span text:style-name="T11">"var"</text:span>, <text:span text:style-name="T11">"let"</text:span> or <text:span text:style-name="T11">"const"</text:span> keywords,</text:p>
      <text:p text:style-name="P11"><text:s text:c="4"/>1. var</text:p>
      <text:p text:style-name="P11"><text:s text:c="6"/>- var is scoped to "current execution context" AKA a variable's enclosing function or the global scope</text:p>
      <text:p text:style-name="P11"><text:s text:c="6"/>- can be reassigned whenever wanted</text:p>
      <text:p text:style-name="P11"><text:s text:c="6"/>- initializing value is optional</text:p>
      <text:p text:style-name="P11"><text:s text:c="6"/>- can be redeclared at any point (its datatype can be changed)</text:p>
      <text:p text:style-name="P11"><text:s text:c="6"/>- global variables are added to window</text:p>
      <text:p text:style-name="P11"><text:s text:c="6"/>Examples:</text:p>
      <text:p text:style-name="P11"><text:s text:c="8"/><text:tab/><text:tab/><text:span text:style-name="T11">var name = "Omer";</text:span></text:p>
      <text:p text:style-name="P36"><text:s text:c="10"/>name + "Erol" = "OmerErol"</text:p>
      <text:p text:style-name="P36"><text:s text:c="10"/>name = 99; <text:span text:style-name="T20">//reassigning the variable with a different type</text:span></text:p>
      <text:p text:style-name="P36"><text:s text:c="12"/>2 + name = 101</text:p>
      <text:p text:style-name="P36"><text:s text:c="8"/>var myNum = 52;</text:p>
      <text:p text:style-name="P36"><text:s text:c="10"/>8 + myNum = 60</text:p>
      <text:p text:style-name="P36"><text:s text:c="10"/>myNum = 8; <text:span text:style-name="T20">//reassigning the variable</text:span></text:p>
      <text:p text:style-name="P36"><text:s text:c="12"/>8 + myNum = 16</text:p>
      <text:p text:style-name="P36"/>
      <text:p text:style-name="P36"/>
      <text:p text:style-name="P36"/>
      <text:p text:style-name="P36"/>
      <text:p text:style-name="P36"/>
      <text:p text:style-name="P11"><text:soft-page-break/><text:s text:c="4"/>2. let</text:p>
      <text:p text:style-name="P11"><text:s text:c="6"/>- let is "block scoped"</text:p>
      <text:p text:style-name="P11"><text:s text:c="6"/>- doesn't create property on global window object</text:p>
      <text:p text:style-name="P11"><text:s text:c="6"/>- initializing value is optional</text:p>
      <text:p text:style-name="P11"><text:s text:c="6"/>- can be reassigned</text:p>
      <text:p text:style-name="P11"><text:tab/>- cannot be redeclared in the same scope! (its datatype cannot be changed)</text:p>
      <text:p text:style-name="P11"/>
      <text:p text:style-name="P11"/>
      <text:p text:style-name="P11"><text:s text:c="4"/>3. const</text:p>
      <text:p text:style-name="P11"><text:s text:c="6"/>- const is also "block scoped"</text:p>
      <text:p text:style-name="P11"><text:s text:c="6"/>- not immutable, but variable reference cannot change</text:p>
      <text:p text:style-name="P11"><text:s text:c="6"/>- cannot be reassigned!</text:p>
      <text:p text:style-name="P11"><text:s text:c="6"/>- must be initialized with value!</text:p>
      <text:p text:style-name="P11"><text:s text:c="6"/>- doesn't create property on global window object</text:p>
      <text:p text:style-name="P11"><text:s text:c="6"/>- cannot be redeclared in the same scope (its datatype cannot be changed)</text:p>
      <text:p text:style-name="P11"><text:s text:c="6"/>- its value cannot be changed but if it's a list or sth its content can be updated but its reference cannot be</text:p>
      <text:p text:style-name="P11"/>
      <text:p text:style-name="P11">- undefined: Variables that were declared but not initilalized which means when we create a variable and not initialize it, it's value becomes "undefined",</text:p>
      <text:p text:style-name="P11"><text:s text:c="4"/><text:span text:style-name="T11">var age;</text:span></text:p>
      <text:p text:style-name="P11"/>
      <text:p text:style-name="P11">- null: null is 'explicitly (on purpose and willingly) nothing',</text:p>
      <text:p text:style-name="P11"><text:s text:c="4"/><text:span text:style-name="T11">var currentPlayer= "Charlie";</text:span></text:p>
      <text:p text:style-name="P11"><text:span text:style-name="T11"><text:s text:c="4"/>currentPlayer = null; </text:span><text:span text:style-name="T22">//game over</text:span></text:p>
      <text:p text:style-name="P11"/>
      <text:p text:style-name="P11">Commenting in JS</text:p>
      <text:p text:style-name="P11"><text:s text:c="2"/>1. one-line commenting It is done with double slashes,</text:p>
      <text:p text:style-name="P11"><text:s text:c="4"/>/<text:span text:style-name="T22">/this is a one-line comment</text:span></text:p>
      <text:p text:style-name="P11"><text:s text:c="2"/>2. multiple-line commenting: It is done with slash and stars,</text:p>
      <text:p text:style-name="P11"><text:s text:c="4"/><text:span text:style-name="T22">/* this is a multiple</text:span></text:p>
      <text:p text:style-name="P14"><text:s text:c="4"/>line comment! */</text:p>
      <text:p text:style-name="P11"/>
      <text:p text:style-name="P11">- clear() function clears the console when used on the browser console.</text:p>
      <text:p text:style-name="P11"/>
      <text:p text:style-name="P11">Built-in Methods in JS</text:p>
      <text:p text:style-name="P11"><text:s text:c="2"/>1. alert: It pops up a message to the user, so it basically alerts the user,</text:p>
      <text:p text:style-name="P11"><text:s text:c="3"/><text:span text:style-name="T11"><text:s/>alert("Congratulations!");</text:span></text:p>
      <text:p text:style-name="P36"><text:s text:c="4"/>alert(52);</text:p>
      <text:p text:style-name="P11"><text:span text:style-name="T11"><text:s text:c="4"/>alert(192+8); </text:span><text:span text:style-name="T22">//200</text:span></text:p>
      <text:p text:style-name="P11"><text:s text:c="2"/>2. console.log: Prints something to the JS console so if someone doesn't have the console open, he naturally won't see this message,</text:p>
      <text:p text:style-name="P11"><text:s text:c="3"/><text:span text:style-name="T11"><text:s/>console.log("this is my console!")</text:span></text:p>
      <text:p text:style-name="P11"><text:span text:style-name="T11"><text:s text:c="4"/>console.log(9/3) </text:span><text:span text:style-name="T22">//3</text:span></text:p>
      <text:p text:style-name="P11"><text:s text:c="2"/>3. prompt: It lets us get input fron the user,</text:p>
      <text:p text:style-name="P11"><text:s text:c="3"/><text:span text:style-name="T11"><text:s/>prompt("Tell us your age please:")</text:span></text:p>
      <text:p text:style-name="P36"><text:s text:c="4"/>var userName = prompt("Tell us your name please:");</text:p>
      <text:p text:style-name="P11"/>
      <text:p text:style-name="P11">- Some of scripts should go in the head, some of them in the body! If you put the script up top, it's going to run first.</text:p>
      <text:p text:style-name="P11"/>
      <text:p text:style-name="P11">- After selecting a word, hitting "Ctrl + D" will select the next matching word with the selected one. So by repeating this all the repeatings of that word will be selected simultaneously so that we can easily change them at the same time.</text:p>
      <text:p text:style-name="P11"/>
      <text:p text:style-name="P11"/>
      <text:p text:style-name="P11"/>
      <text:p text:style-name="P11"/>
      <text:p text:style-name="P11"/>
      <text:p text:style-name="P39"><text:soft-page-break/><text:span text:style-name="T4">Chapter</text:span><text:span text:style-name="T10">s 7-8-9-10</text:span></text:p>
      <text:p text:style-name="P40"><text:span text:style-name="T16">JavaScript </text:span><text:span text:style-name="T17">Basics</text:span></text:p>
      <text:p text:style-name="P41"><text:span text:style-name="T12">(Control Flow-Functions-Arrays-Objects)</text:span></text:p>
      <text:p text:style-name="P40"><text:span text:style-name="T16"/></text:p>
      <text:p text:style-name="P38">--- CONTROL FLOW ---</text:p>
      <text:p text:style-name="P38"/>
      <text:p text:style-name="P38">Boolean Logic</text:p>
      <text:p text:style-name="P38"><text:s text:c="2"/>- <text:span text:style-name="T11">==</text:span> Equal to</text:p>
      <text:p text:style-name="P38"><text:s text:c="2"/>- <text:span text:style-name="T11">===</text:span> Equal value and type</text:p>
      <text:p text:style-name="P38"><text:s text:c="4"/>ex:</text:p>
      <text:p text:style-name="P38"><text:s text:c="6"/><text:span text:style-name="T11">x = 5</text:span></text:p>
      <text:p text:style-name="P38"><text:s text:c="6"/><text:span text:style-name="T11">x == "5"</text:span> <text:span text:style-name="T22">//true</text:span></text:p>
      <text:p text:style-name="P38"><text:s text:c="6"/><text:span text:style-name="T11">x === "5"</text:span> <text:span text:style-name="T22">//false</text:span></text:p>
      <text:p text:style-name="P38"><text:s text:c="4"/>ex:</text:p>
      <text:p text:style-name="P38"><text:s text:c="6"/><text:span text:style-name="T11">var y = null</text:span></text:p>
      <text:p text:style-name="P38"><text:s text:c="6"/><text:span text:style-name="T11">y == undefined</text:span> <text:span text:style-name="T22">//true</text:span></text:p>
      <text:p text:style-name="P38"><text:s text:c="6"/><text:span text:style-name="T11">y === undefined</text:span> <text:span text:style-name="T22">//false</text:span></text:p>
      <text:p text:style-name="P38"><text:s text:c="2"/>- '<text:span text:style-name="T11">==</text:span>' performs "type coersion". It tries to get them to same format and then compare the value that's why int 5 equals to string 5.</text:p>
      <text:p text:style-name="P38"><text:s text:c="2"/>- It is strongly recommended to use '<text:span text:style-name="T11">===</text:span>' because it is much safer!</text:p>
      <text:p text:style-name="P38"><text:s text:c="2"/>- Following exmaples will give an idea about non-reliablity of '<text:span text:style-name="T11">=='</text:span>,</text:p>
      <text:p text:style-name="P38"><text:s text:c="4"/>ex:</text:p>
      <text:p text:style-name="P38"><text:s text:c="6"/><text:span text:style-name="T11">true == "1"</text:span> <text:s text:c="2"/><text:span text:style-name="T22">//true</text:span></text:p>
      <text:p text:style-name="P38"><text:s text:c="6"/><text:span text:style-name="T11">0 == false</text:span> <text:s text:c="2"/><text:span text:style-name="T22">//true</text:span></text:p>
      <text:p text:style-name="P38"><text:s text:c="6"/><text:span text:style-name="T11">null == undefined</text:span> <text:s text:c="2"/><text:span text:style-name="T22">//true</text:span></text:p>
      <text:p text:style-name="P38"><text:s text:c="5"/><text:span text:style-name="T11"><text:s/>NaN == NaN</text:span> <text:s text:c="2"/><text:span text:style-name="T22">//false</text:span></text:p>
      <text:p text:style-name="P38"/>
      <text:p text:style-name="P38">Logical Operators</text:p>
      <text:p text:style-name="P38"><text:s text:c="2"/>1. <text:span text:style-name="T11">&amp;&amp;</text:span> - AND</text:p>
      <text:p text:style-name="P38"><text:s text:c="2"/>2. <text:span text:style-name="T11">|| </text:span>- OR</text:p>
      <text:p text:style-name="P38"><text:s text:c="2"/>3. <text:span text:style-name="T11">! </text:span><text:s/>- NOT</text:p>
      <text:p text:style-name="P38"><text:s text:c="2"/>- Values that aren't actually true or false, are still inherently 'truthy' or 'falsy' when evaluated in a boolean context,</text:p>
      <text:p text:style-name="P38"><text:s text:c="3"/><text:span text:style-name="T11"><text:s/>!"hello"</text:span> <text:span text:style-name="T22">//false which means string is "truthy"</text:span></text:p>
      <text:p text:style-name="P38"><text:s text:c="4"/><text:span text:style-name="T11">!!"hell"</text:span> <text:span text:style-name="T22">//true which also means string is "truthy"</text:span></text:p>
      <text:p text:style-name="P38"><text:s text:c="4"/><text:span text:style-name="T11">!!""</text:span> <text:span text:style-name="T22">//false</text:span></text:p>
      <text:p text:style-name="P38"><text:s text:c="4"/><text:span text:style-name="T11">!!null</text:span> <text:span text:style-name="T22">//false</text:span></text:p>
      <text:p text:style-name="P38"><text:s text:c="4"/><text:span text:style-name="T11">!!0</text:span> <text:span text:style-name="T22">//false</text:span></text:p>
      <text:p text:style-name="P38"><text:s text:c="3"/><text:span text:style-name="T11"><text:s/>!!NaN</text:span> <text:span text:style-name="T22">//false</text:span></text:p>
      <text:p text:style-name="P38"><text:s text:c="4"/><text:span text:style-name="T11">!!-1</text:span> <text:span text:style-name="T22">//true</text:span></text:p>
      <text:p text:style-name="P38"><text:s text:c="2"/>- Falsy values:</text:p>
      <text:p text:style-name="P38"><text:s text:c="4"/><text:span text:style-name="T11">false</text:span>, <text:span text:style-name="T11">0</text:span>, <text:span text:style-name="T11">""</text:span>, <text:span text:style-name="T11">null</text:span>, <text:span text:style-name="T11">undefined</text:span>, <text:span text:style-name="T11">NaN</text:span></text:p>
      <text:p text:style-name="P38"/>
      <text:p text:style-name="P38">- propmt always returns a String! So in order to convert it into number,</text:p>
      <text:p text:style-name="P38"><text:s text:c="4"/><text:span text:style-name="T11">var age = Number(prompt("What is your age?"));</text:span></text:p>
      <text:p text:style-name="P38"/>
      <text:p text:style-name="P38">Conditionals</text:p>
      <text:p text:style-name="P38"><text:s text:c="2"/>ex:</text:p>
      <text:p text:style-name="P38"><text:s text:c="3"/><text:span text:style-name="T11"><text:s/>if(age &lt; 18){</text:span></text:p>
      <text:p text:style-name="P42"><text:s text:c="6"/>console.log("I'm sorry. You are not old enough to pass!")</text:p>
      <text:p text:style-name="P42"><text:s text:c="4"/>}</text:p>
      <text:p text:style-name="P42"><text:s text:c="4"/>else if(age &lt; 21){</text:p>
      <text:p text:style-name="P42"><text:s text:c="6"/>console.log("All right, pass but my eyes are on you!")</text:p>
      <text:p text:style-name="P42"><text:s text:c="4"/>}</text:p>
      <text:p text:style-name="P42"><text:s text:c="4"/>else {</text:p>
      <text:p text:style-name="P42"><text:s text:c="6"/>console.log("Do whatever you want...")</text:p>
      <text:p text:style-name="P42"><text:s text:c="4"/>}</text:p>
      <text:p text:style-name="P38"/>
      <text:p text:style-name="P38"><text:soft-page-break/>- <text:span text:style-name="T11">typeof myNumber</text:span></text:p>
      <text:p text:style-name="P38"><text:s text:c="4"/>Gives us the type of the variable "myNumber"</text:p>
      <text:p text:style-name="P38"/>
      <text:p text:style-name="P38">- DRY: Don't Repeat Yourself (x WET: Write Everything Twice)</text:p>
      <text:p text:style-name="P38"><text:s text:c="4"/>We want to keep our code as DRY as possible.</text:p>
      <text:p text:style-name="P38"/>
      <text:p text:style-name="P38">Loops</text:p>
      <text:p text:style-name="P38"><text:s text:c="2"/>1. while</text:p>
      <text:p text:style-name="P38"><text:s text:c="4"/>ex:</text:p>
      <text:p text:style-name="P38"><text:s text:c="6"/><text:span text:style-name="T11">var count = 1;</text:span></text:p>
      <text:p text:style-name="P42"><text:s text:c="6"/>while(count &lt;= 10) {</text:p>
      <text:p text:style-name="P42"><text:s text:c="8"/>console.log("count is: " + count);</text:p>
      <text:p text:style-name="P42"><text:s text:c="8"/>count+=2;</text:p>
      <text:p text:style-name="P42"><text:s text:c="6"/>}</text:p>
      <text:p text:style-name="P38"><text:s text:c="6"/>When we evaluate the example above in chrome console, we will see that it also shows us number 11 which is not expected. But actually it's not printing it out it just shows us that as it is the lastly evaluated value but not printed out because at the last loop of the while count is updated to 11. And to point this out, console just pust a light-reverse-directed arrow to the beginning of the line.</text:p>
      <text:p text:style-name="P38"><text:s text:c="4"/>ex:</text:p>
      <text:p text:style-name="P38"><text:s text:c="6"/><text:span text:style-name="T11">var str = "hello";</text:span></text:p>
      <text:p text:style-name="P42"><text:s text:c="6"/>var count = 0;</text:p>
      <text:p text:style-name="P42"><text:s text:c="6"/>while(count &lt; str.length) {</text:p>
      <text:p text:style-name="P42"><text:s text:c="8"/>console.log(str[count]);</text:p>
      <text:p text:style-name="P42"><text:s text:c="8"/>count++;</text:p>
      <text:p text:style-name="P42"><text:s text:c="6"/>}</text:p>
      <text:p text:style-name="P38"/>
      <text:p text:style-name="P38">- <text:span text:style-name="T11">str.indexOf("a");</text:span></text:p>
      <text:p text:style-name="P38"><text:s text:c="4"/>Gives me the index of first 'a' occurs in the text.</text:p>
      <text:p text:style-name="P38">- <text:span text:style-name="T11">str.indexOf("ali");</text:span></text:p>
      <text:p text:style-name="P38"><text:s text:c="4"/>Gives me the index of first 'ali' occurs in the text.</text:p>
      <text:p text:style-name="P38">- <text:span text:style-name="T11">str.indexOf("x");</text:span></text:p>
      <text:p text:style-name="P38"><text:s text:c="4"/>Gives me '-1' if x does not exist</text:p>
      <text:p text:style-name="P38"/>
      <text:p text:style-name="P38"/>
      <text:p text:style-name="P38">--- FUNCTIONS ---</text:p>
      <text:p text:style-name="P38"/>
      <text:p text:style-name="P38">- <text:span text:style-name="T11">for(init; condition; step) {}</text:span></text:p>
      <text:p text:style-name="P38"/>
      <text:p text:style-name="P38">- Functions let us wrap bits of code up into reusabel packages. They are one of the building blocks of JS,</text:p>
      <text:p text:style-name="P38"><text:s text:c="3"/><text:span text:style-name="T11"><text:s/>funciton doSomething() {</text:span> <text:span text:style-name="T22">//declaring:</text:span></text:p>
      <text:p text:style-name="P38"><text:s text:c="5"/><text:span text:style-name="T11"><text:s/>console.log("Hello World!");</text:span></text:p>
      <text:p text:style-name="P42"><text:s text:c="4"/>}</text:p>
      <text:p text:style-name="P38"><text:s text:c="4"/><text:span text:style-name="T11">doSomething(); </text:span><text:span text:style-name="T22">//calling:</text:span></text:p>
      <text:p text:style-name="P38"><text:s text:c="4"/>If I just type the function name without parantheses and hit enter, console will give me function itself but not run it!</text:p>
      <text:p text:style-name="P38"><text:s text:c="6"/><text:span text:style-name="T11">doSomething</text:span></text:p>
      <text:p text:style-name="P38"><text:s text:c="4"/>With arguments,</text:p>
      <text:p text:style-name="P38"><text:s text:c="6"/><text:span text:style-name="T11">function area(height, width) {</text:span></text:p>
      <text:p text:style-name="P42"><text:s text:c="8"/>console.log(height * width);</text:p>
      <text:p text:style-name="P42"><text:s text:c="6"/>}</text:p>
      <text:p text:style-name="P38"><text:s text:c="6"/><text:span text:style-name="T11">area(9, 8) </text:span><text:span text:style-name="T22">//72</text:span></text:p>
      <text:p text:style-name="P38"/>
      <text:p text:style-name="P38">- If I leave blank an argument whilce calling a function in JS, it will take it as undefined and not cause an error</text:p>
      <text:p text:style-name="P38"/>
      <text:p text:style-name="P38">- <text:span text:style-name="T11">clear()</text:span></text:p>
      <text:p text:style-name="P38"><text:s text:c="4"/>Typing and hitting enter will clear the console</text:p>
      <text:p text:style-name="P38"/>
      <text:p text:style-name="P38"><text:soft-page-break/>- Every function in JS returns something and if we don't specify it explicitly it will simply return 'undefined'. That's the reason why we've been seeing 'undefined' consistently in the console while we were printing out console.log messages with functions</text:p>
      <text:p text:style-name="P38"/>
      <text:p text:style-name="P38">- <text:span text:style-name="T11">function capitalize(str) {</text:span></text:p>
      <text:p text:style-name="P42"><text:s text:c="4"/>return str.charAt(0).toUpperCase() + str.slice(1);</text:p>
      <text:p text:style-name="P42"><text:s text:c="2"/>}</text:p>
      <text:p text:style-name="P38"><text:span text:style-name="T11"><text:s text:c="2"/>var city = "wien";</text:span> <text:span text:style-name="T22">//wien</text:span></text:p>
      <text:p text:style-name="P38"><text:s text:c="2"/><text:span text:style-name="T11">var capital = capitalize(city);</text:span> <text:span text:style-name="T22">//Wien</text:span></text:p>
      <text:p text:style-name="P38"/>
      <text:p text:style-name="P38">- <text:span text:style-name="T11">str.charAt(index)</text:span> Takes the character at 'index' of the string 'str'</text:p>
      <text:p text:style-name="P38"/>
      <text:p text:style-name="P38">- <text:span text:style-name="T11">str.toUpperCase() </text:span>Takes the string 'str' (or a single char if given) and turns it into upper case</text:p>
      <text:p text:style-name="P38"/>
      <text:p text:style-name="P38">- <text:span text:style-name="T11">str.slice(2)</text:span> Slices the string 'str' and takes the part starting (by including the given index) from the index till the end of the string</text:p>
      <text:p text:style-name="P38"/>
      <text:p text:style-name="P38">- <text:span text:style-name="T11">return</text:span> Simply stops the execution of the function</text:p>
      <text:p text:style-name="P38"/>
      <text:p text:style-name="P38">- <text:span text:style-name="T11">if(typeof(str) === "number") {}</text:span> Checks the type of str that if it's a number or not</text:p>
      <text:p text:style-name="P38"/>
      <text:p text:style-name="P38">Different Syntaxes for Creating a Function</text:p>
      <text:p text:style-name="P38"><text:s text:c="2"/>1. Function Declaration,</text:p>
      <text:p text:style-name="P38"><text:s text:c="6"/><text:span text:style-name="T11">function capitalize(str) {</text:span></text:p>
      <text:p text:style-name="P42"><text:s text:c="8"/>return str.charAt(0).toUpperCase() + str.slice(1);</text:p>
      <text:p text:style-name="P42"><text:s text:c="6"/>}</text:p>
      <text:p text:style-name="P38"><text:s text:c="2"/>2. Function Expression,</text:p>
      <text:p text:style-name="P38"><text:s text:c="6"/><text:span text:style-name="T11">var capitalize = function(str) {</text:span></text:p>
      <text:p text:style-name="P42"><text:s text:c="8"/>return str.charAt(0).toUpperCase() + str.slice(1);</text:p>
      <text:p text:style-name="P42"><text:s text:c="6"/>}</text:p>
      <text:p text:style-name="P38"><text:s text:c="2"/>3. The slight difference between the two is, when I assign something else to the variable at the 'Function Expression' then I lose my function as expected.</text:p>
      <text:p text:style-name="P38"><text:s text:c="2"/>4. In 'Function Expression' syntax, function names can be anonymous (can be left blank)</text:p>
      <text:p text:style-name="P38"><text:s text:c="2"/>5. More on these two types: <text:span text:style-name="T24">(</text:span>https://javascriptweblog.wordpress.com/2010/07/06/function-declarations-vs-function-expressions/<text:span text:style-name="T24">)</text:span></text:p>
      <text:p text:style-name="P38"/>
      <text:p text:style-name="P38">- <text:span text:style-name="T11">return num % 2 === 0;</text:span> Returns true if the num is even, false otherwise</text:p>
      <text:p text:style-name="P38"/>
      <text:p text:style-name="P38">- <text:span text:style-name="T11">str.replace(/-/g, "_"); </text:span>Replaces all "-" to "_"</text:p>
      <text:p text:style-name="P38"/>
      <text:p text:style-name="P38">Scope</text:p>
      <text:p text:style-name="P38"><text:s text:c="2"/>- It is the context that code is executed in</text:p>
      <text:p text:style-name="P38"><text:s text:c="2"/>ex:</text:p>
      <text:p text:style-name="P38"><text:s text:c="4"/><text:span text:style-name="T11">var num = 1;</text:span></text:p>
      <text:p text:style-name="P42"><text:s text:c="4"/>function nev() {</text:p>
      <text:p text:style-name="P42"><text:s text:c="6"/>var num = 2;</text:p>
      <text:p text:style-name="P42"><text:s text:c="4"/>}</text:p>
      <text:p text:style-name="P38"><text:span text:style-name="T11"><text:s text:c="4"/>console.log(num);</text:span> <text:span text:style-name="T22">//prints 1</text:span></text:p>
      <text:p text:style-name="P38"><text:s text:c="2"/>ex:</text:p>
      <text:p text:style-name="P38"><text:s text:c="4"/><text:span text:style-name="T11">var num = 1;</text:span></text:p>
      <text:p text:style-name="P42"><text:s text:c="4"/>function nev() {</text:p>
      <text:p text:style-name="P42"><text:s text:c="6"/>num = 2;</text:p>
      <text:p text:style-name="P42"><text:s text:c="4"/>}</text:p>
      <text:p text:style-name="P38"><text:span text:style-name="T11"><text:s text:c="4"/>console.log(num);</text:span> <text:span text:style-name="T22">//prints 2</text:span></text:p>
      <text:p text:style-name="P38"/>
      <text:p text:style-name="P38"/>
      <text:p text:style-name="P38"/>
      <text:p text:style-name="P38"/>
      <text:p text:style-name="P38"/>
      <text:p text:style-name="P38"/>
      <text:p text:style-name="P38"><text:soft-page-break/>Higher Order Functions</text:p>
      <text:p text:style-name="P38"><text:s text:c="2"/>1. Functions that take other functions as argument.</text:p>
      <text:p text:style-name="P38"><text:s text:c="2"/>2. <text:span text:style-name="T11">setInterval(anotherFunc, intervalMs)</text:span>: Takes another function and time as ms as arguments and repeats that function at every ms that was given. The reason why we don't use parantheses here while passing the function, we are passing the function itself as the source-code to the <text:span text:style-name="T11">setInterval()</text:span> function and lets it to call that code and execute that stuff by itself,</text:p>
      <text:p text:style-name="P38"><text:s text:c="4"/><text:span text:style-name="T11">setInterval(sing, 1000);</text:span></text:p>
      <text:p text:style-name="P38"><text:s text:c="2"/>3. As soon as we type and hit enter it returns us a number and then starts executing the code at given intervals. That number is the key for us to stop the interval. Let's say it was '2', so to stop the interval by the function '<text:span text:style-name="T11">clearInterval()</text:span>' we type,</text:p>
      <text:p text:style-name="P38"><text:s text:c="3"/><text:span text:style-name="T11"><text:s/>clearInterval(2);</text:span></text:p>
      <text:p text:style-name="P38"><text:s text:c="2"/>4. We also can use an anonymous -not predefined- function within the <text:span text:style-name="T11">setInterval() </text:span>like,</text:p>
      <text:p text:style-name="P38"><text:s text:c="6"/><text:span text:style-name="T11">setInterval(function(){</text:span></text:p>
      <text:p text:style-name="P42"><text:s text:c="8"/>console.log("This is an anonymous function.")</text:p>
      <text:p text:style-name="P42"><text:s text:c="6"/>}, 1000)</text:p>
      <text:p text:style-name="P38"><text:s text:c="2"/>5. 1000 ms = 1 second</text:p>
      <text:p text:style-name="P38"/>
      <text:p text:style-name="P38"/>
      <text:p text:style-name="P38">--- ARRAYS ---</text:p>
      <text:p text:style-name="P38"/>
      <text:p text:style-name="P38">- Ways of creating an array,</text:p>
      <text:p text:style-name="P38"><text:s text:c="2"/>1. <text:span text:style-name="T11">var friends = [];</text:span> <text:span text:style-name="T22">//common</text:span></text:p>
      <text:p text:style-name="P38"><text:s text:c="2"/>2. <text:span text:style-name="T11">var friends = new Array()</text:span> <text:span text:style-name="T22">//uncommon</text:span></text:p>
      <text:p text:style-name="P38"/>
      <text:p text:style-name="P38">- Syntax of an array,</text:p>
      <text:p text:style-name="P38"><text:s text:c="4"/><text:span text:style-name="T11">var friends = ["Emma", "John", "Betty", "Dave"];</text:span></text:p>
      <text:p text:style-name="P38"/>
      <text:p text:style-name="P38">- Index numbers in JS starts from 0,</text:p>
      <text:p text:style-name="P38"><text:s text:c="2"/><text:span text:style-name="T11"><text:s text:c="2"/>friends[0];</text:span> <text:span text:style-name="T22">//"Emma"</text:span></text:p>
      <text:p text:style-name="P38"/>
      <text:p text:style-name="P38">- We can directly change an element at an index by reassigning,</text:p>
      <text:p text:style-name="P38"><text:s text:c="4"/><text:span text:style-name="T11">friends[1];</text:span> <text:span text:style-name="T22">//"John"</text:span></text:p>
      <text:p text:style-name="P38"><text:s text:c="2"/><text:span text:style-name="T11"><text:s text:c="2"/>friends[1] = "Johnny";</text:span></text:p>
      <text:p text:style-name="P38"><text:s text:c="3"/><text:span text:style-name="T11"><text:s/>friends[1]</text:span> <text:span text:style-name="T22">//"Johnny"</text:span></text:p>
      <text:p text:style-name="P38"/>
      <text:p text:style-name="P38">- We can add new data to an array,</text:p>
      <text:p text:style-name="P38"><text:s text:c="3"/><text:span text:style-name="T11"><text:s/>friends[4] = "Julia";</text:span></text:p>
      <text:p text:style-name="P38"><text:span text:style-name="T11"><text:s text:c="4"/>friends </text:span><text:span text:style-name="T22">//["Emma", "John", "Betty", "Dave", "Julia"];</text:span></text:p>
      <text:p text:style-name="P38"/>
      <text:p text:style-name="P38">- If we add the new data to a further place,</text:p>
      <text:p text:style-name="P38"><text:s text:c="3"/><text:span text:style-name="T11"><text:s/>friends[7] = "Chuck";</text:span></text:p>
      <text:p text:style-name="P38"><text:s text:c="2"/>Then JS will fill the indexes between with "undefined",</text:p>
      <text:p text:style-name="P38"><text:s text:c="4"/><text:span text:style-name="T11">friends;</text:span><text:span text:style-name="T22"> //["Emma", "John", "Betty", "Dave", "Julia", undefined, undefined, "Chuck"];</text:span></text:p>
      <text:p text:style-name="P38"/>
      <text:p text:style-name="P38">- Arrays can hold different types of data altogether. All individual items doesn't need to be of the same type,</text:p>
      <text:p text:style-name="P42"><text:s text:c="4"/>var mixed = [1, "Anna", true, undefined, 52, "Türkei", null];</text:p>
      <text:p text:style-name="P38"/>
      <text:p text:style-name="P38">- Length property will give us the length of the array just like strings,</text:p>
      <text:p text:style-name="P38"><text:s/><text:span text:style-name="T11"><text:s text:c="3"/>friends.length</text:span> <text:span text:style-name="T22">//8</text:span></text:p>
      <text:p text:style-name="P38"/>
      <text:p text:style-name="P38">Built-in Array Methods (https://developer.mozilla.org/en-US/docs/Web/JavaScript/Reference/Global_Objects/Array#)</text:p>
      <text:p text:style-name="P38"><text:s text:c="2"/>1. <text:span text:style-name="T11">push/pop</text:span></text:p>
      <text:p text:style-name="P38"><text:s text:c="4"/>We use '<text:span text:style-name="T11">push</text:span>' to add item to the end of the array. It also returns the updated length of the array right away, it can be stored in a variable for further use,</text:p>
      <text:p text:style-name="P38"><text:s text:c="6"/><text:span text:style-name="T11">var abc = ["a", "b"];</text:span></text:p>
      <text:p text:style-name="P38"><text:span text:style-name="T11"><text:s text:c="6"/>var.push("c")</text:span> <text:span text:style-name="T22">//3</text:span></text:p>
      <text:p text:style-name="P38"><text:s text:c="6"/><text:span text:style-name="T11">abc </text:span><text:span text:style-name="T21">//["a", "b", "c"]</text:span></text:p>
      <text:p text:style-name="P38"><text:soft-page-break/><text:s text:c="4"/>We use '<text:span text:style-name="T11">pop</text:span>' to remove the last item of the array. It also returns us that last element right away, it can be stored in a variable for further use,</text:p>
      <text:p text:style-name="P38"><text:s text:c="6"/><text:span text:style-name="T11">abc.pop()</text:span> <text:span text:style-name="T21">//"c"</text:span></text:p>
      <text:p text:style-name="P38"><text:s text:c="6"/><text:span text:style-name="T11">abc</text:span><text:span text:style-name="T21"> //["a", "b"]</text:span></text:p>
      <text:p text:style-name="P38"><text:s text:c="2"/>2. <text:span text:style-name="T11">unshift/shift</text:span></text:p>
      <text:p text:style-name="P38"><text:s text:c="4"/>They are similar to '<text:span text:style-name="T11">push/pop</text:span>' pair but just does the same thing at the beginning of the array.</text:p>
      <text:p text:style-name="P38"><text:s text:c="4"/>So we use 'unshift' to add item to the beginning of the array, It also returns us the updated length of the array right away, it can be stored in a variable for further use,</text:p>
      <text:p text:style-name="P38"><text:s text:c="5"/><text:span text:style-name="T11"><text:tab/>var nums = [2, 3, 4];</text:span></text:p>
      <text:p text:style-name="P43"><text:s text:c="5"/><text:tab/><text:span text:style-name="T11">var.unshift(1)</text:span> <text:span text:style-name="T22">//4</text:span></text:p>
      <text:p text:style-name="P38"><text:span text:style-name="T18"><text:s text:c="5"/><text:tab/></text:span><text:span text:style-name="T11">nums </text:span><text:span text:style-name="T22">//[1, 2, 3, 4]</text:span></text:p>
      <text:p text:style-name="P38"><text:s text:c="4"/>We use '<text:span text:style-name="T11">shift</text:span>' to remove the first item of the array. It also returns us that first element right away, it can be stored in a variable for further use,</text:p>
      <text:p text:style-name="P38"><text:s text:c="6"/><text:span text:style-name="T11">nums.shift() </text:span><text:span text:style-name="T22">//1</text:span></text:p>
      <text:p text:style-name="P38"><text:s text:c="5"/><text:span text:style-name="T11"><text:s/>nums</text:span> <text:span text:style-name="T22">//[2, 3, 4]</text:span></text:p>
      <text:p text:style-name="P38"><text:s text:c="2"/>3. <text:span text:style-name="T11">indexOf</text:span></text:p>
      <text:p text:style-name="P38"><text:s text:c="4"/>It's used to find the index of the first occurence of an element in an array, it simply returns us that index and if the given element is not found within the array it returns '<text:span text:style-name="T11">-1</text:span>',</text:p>
      <text:p text:style-name="P38"><text:span text:style-name="T18"><text:tab/></text:span><text:span text:style-name="T11">var myFriends = ["Ahmet", "Mehmet", "Hasan", "Ahmet"];</text:span></text:p>
      <text:p text:style-name="P43"><text:s text:c="4"/><text:tab/><text:span text:style-name="T11">myFriends.indexOf("Mehmet");</text:span> <text:span text:style-name="T22">//1</text:span></text:p>
      <text:p text:style-name="P43"><text:s text:c="4"/><text:tab/><text:span text:style-name="T11">myFriends.indexOf("Ahmet");</text:span> <text:span text:style-name="T22">//0 (not 3)</text:span></text:p>
      <text:p text:style-name="P43"><text:s text:c="4"/><text:tab/><text:span text:style-name="T11">myFriends.indexOf("Hakan");</text:span> <text:span text:style-name="T22">//-1</text:span></text:p>
      <text:p text:style-name="P38"><text:s text:c="2"/>4. <text:span text:style-name="T11">slice </text:span></text:p>
      <text:p text:style-name="P38"><text:s text:c="4"/>It's used to copy portions or all of the array,</text:p>
      <text:p text:style-name="P38"><text:s text:c="6"/><text:span text:style-name="T11">var colors = ["blue", "red", "green", "yellow", "black"];</text:span></text:p>
      <text:p text:style-name="P38"><text:s text:c="6"/><text:span text:style-name="T11">var myColors = colors.slice(1,3);</text:span> <text:span text:style-name="T22">//it copies the [1,3) elements, so first index is included but the second is not!</text:span></text:p>
      <text:p text:style-name="P38"><text:s text:c="6"/><text:span text:style-name="T11">myColors</text:span> <text:span text:style-name="T22">//["red", "green"]</text:span></text:p>
      <text:p text:style-name="P38"><text:s text:c="6"/><text:span text:style-name="T11">var colorsCopy = colors.slice();</text:span> <text:span text:style-name="T22">//copies all elements</text:span></text:p>
      <text:p text:style-name="P38"><text:s text:c="6"/><text:span text:style-name="T11">colorsCopy</text:span> <text:span text:style-name="T22">//["blue", "red", "green", "yellow", "black"];</text:span></text:p>
      <text:p text:style-name="P38"><text:s text:c="4"/>PS: The original array is not manipulated, it stays the same</text:p>
      <text:p text:style-name="P38"><text:s text:c="2"/>EX:</text:p>
      <text:p text:style-name="P38"><text:s text:c="4"/>1. <text:span text:style-name="T11">var numbers = [11, 22, 33, 44];</text:span></text:p>
      <text:p text:style-name="P38"><text:s text:c="8"/><text:span text:style-name="T11">console.log(numbers[numbers.legth])</text:span> <text:span text:style-name="T22">//prints undefined</text:span></text:p>
      <text:p text:style-name="P38"><text:s text:c="4"/>2. <text:span text:style-name="T11">var names = [ ["Ali", "Veli"], ["Ahmet", "Mehmet"], ["Hasan", "Hüseyin"] ];</text:span></text:p>
      <text:p text:style-name="P38"><text:s text:c="8"/><text:span text:style-name="T11">console.log(names[1])</text:span> <text:span text:style-name="T22">//["Ahmet", "Mehmet"]</text:span></text:p>
      <text:p text:style-name="P38"><text:s text:c="8"/><text:span text:style-name="T11">console.log(names[2][0])</text:span> <text:span text:style-name="T22">//"Hasan"</text:span></text:p>
      <text:p text:style-name="P38"/>
      <text:p text:style-name="P38">Note by Lecturer,</text:p>
      <text:p text:style-name="P38"><text:s text:c="2"/>Chrome browser behaves a little strangely when using alert, prompt, or confirm functions. It doesn't display the HTML on the page until after the popup has been closed. This is problematic since our HTML contains instructions for the user to be able to use the app we're building.</text:p>
      <text:p text:style-name="P38"/>
      <text:p text:style-name="P38"><text:s text:c="2"/>You can avoid this by wrapping your JS code in the following setTimeout function:</text:p>
      <text:p text:style-name="P38"/>
      <text:p text:style-name="P38"><text:s text:c="4"/><text:span text:style-name="T11">window.setTimeout(function() {</text:span></text:p>
      <text:p text:style-name="P42"><text:s text:c="6"/>// put all of your JS code from the lecture here</text:p>
      <text:p text:style-name="P42"><text:s text:c="4"/>}, 500);</text:p>
      <text:p text:style-name="P38"><text:s text:c="4"/></text:p>
      <text:p text:style-name="P38"><text:s text:c="2"/>This gives the HTML a half second to load before running the JS, which circumvents the issue of the prompt function blocking the HTML from loading right away.</text:p>
      <text:p text:style-name="P38"/>
      <text:p text:style-name="P38"><text:s text:c="2"/>This is not something you would have to deal with in the real world as prompt, alert, and confirm functions are almost never used and when they are it's typically not on page load.</text:p>
      <text:p text:style-name="P38"/>
      <text:p text:style-name="P38"><text:s text:c="2"/>You'll also learn jQuery in latter sections which has a cool <text:span text:style-name="T11">$('document').ready()</text:span> function that you could use in place of the <text:span text:style-name="T11">window.setTimeout</text:span> workaround mentioned above.</text:p>
      <text:p text:style-name="P38"/>
      <text:p text:style-name="P38"><text:soft-page-break/>Array Iteration</text:p>
      <text:p text:style-name="P38"><text:s text:c="2"/>1. Classical for loop,</text:p>
      <text:p text:style-name="P38"><text:s text:c="4"/><text:span text:style-name="T11">var colors = ["rot", "grün", "gelb"];</text:span></text:p>
      <text:p text:style-name="P42"><text:s text:c="4"/>for(var i = 0; i &lt; colors.length; i++){</text:p>
      <text:p text:style-name="P42"><text:s text:c="6"/>console.log(colors[i]);</text:p>
      <text:p text:style-name="P42"><text:s text:c="4"/>}</text:p>
      <text:p text:style-name="P38"><text:s text:c="2"/>2. <text:span text:style-name="T11">.forEach</text:span> loop,</text:p>
      <text:p text:style-name="P38"><text:s text:c="4"/><text:span text:style-name="T11">arr.forEach(someFunction)</text:span></text:p>
      <text:p text:style-name="P38"><text:s text:c="4"/>ex:</text:p>
      <text:p text:style-name="P38"><text:s text:c="6"/><text:span text:style-name="T11">var colors = ["rot", "grün", "gelb"];</text:span></text:p>
      <text:p text:style-name="P42"><text:s text:c="6"/>colors.forEach(function(color){</text:p>
      <text:p text:style-name="P38"><text:s text:c="8"/><text:span text:style-name="T22">//color is a placeholder, it can be renamed as wished</text:span></text:p>
      <text:p text:style-name="P38"><text:s text:c="8"/><text:span text:style-name="T11">console.log(color);</text:span></text:p>
      <text:p text:style-name="P42"><text:s text:c="6"/>});</text:p>
      <text:p text:style-name="P38"><text:s text:c="4"/>Here if we don't give an argument to the anonymous function inside, it will repeat the things inside the function as many times as the number of elements in the array. So in conclusion, that argument hold that specific item in the array in every iteration and gives us the chance to use it as we want. Lastly we can use either a pre-defined function <text:s/>or an anonymous function.</text:p>
      <text:p text:style-name="P38"/>
      <text:p text:style-name="P38">Note by Lecturer,</text:p>
      <text:p text:style-name="P38"><text:s text:c="2"/><text:span text:style-name="T11">.forEach</text:span> takes a callback function, that callback function is expected to have at least 1, but up to 3, arguments. This is how .forEach was designed.</text:p>
      <text:p text:style-name="P38"/>
      <text:p text:style-name="P38"><text:s text:c="2"/>The arguments are in a specific order:</text:p>
      <text:p text:style-name="P38"><text:s text:c="2"/>- The first one represents each element in the array (per loop iteration) that <text:span text:style-name="T11">.forEach</text:span> was called on.</text:p>
      <text:p text:style-name="P38"><text:s text:c="2"/>- The second represents the index of said element.</text:p>
      <text:p text:style-name="P38"><text:s text:c="2"/>- The third represents the array that <text:span text:style-name="T11">.forEach</text:span> was called on (it will be the same for every iteration of the loop).</text:p>
      <text:p text:style-name="P38"/>
      <text:p text:style-name="P38"><text:s text:c="2"/>ex:</text:p>
      <text:p text:style-name="P38"><text:s text:c="4"/><text:span text:style-name="T11">[1,2,3].forEach(function(el, i, arr) {</text:span></text:p>
      <text:p text:style-name="P42"><text:s text:c="6"/>console.log(el, i, arr);</text:p>
      <text:p text:style-name="P42"><text:s text:c="4"/>});</text:p>
      <text:p text:style-name="P38"/>
      <text:p text:style-name="P38"><text:s text:c="2"/>- Splice method is used to delete a specific item with the given index.</text:p>
      <text:p text:style-name="P38"><text:s text:c="4"/><text:span text:style-name="T11">.splice(index, howManyItemsToDelete)</text:span></text:p>
      <text:p text:style-name="P38"/>
      <text:p text:style-name="P38">- Be careful when using <text:span text:style-name="T11">.forEach</text:span> because when we use return inside of it, we just return from the anonymous function not from the <text:span text:style-name="T11">.forEach</text:span>!</text:p>
      <text:p text:style-name="P38"/>
      <text:p text:style-name="P38">- As soon as I call the function with parantheses at the end, then the function is executed, otherwise not.</text:p>
      <text:p text:style-name="P38"/>
      <text:p text:style-name="P38">- To make myForEach function like <text:span text:style-name="T11">arr.myForEach</text:span>, we write,</text:p>
      <text:p text:style-name="P38"><text:s text:c="4"/><text:span text:style-name="T11">Array.prototype.myForEach = function(func) {</text:span></text:p>
      <text:p text:style-name="P38"><text:s text:c="6"/><text:span text:style-name="T22">//loop through the array</text:span></text:p>
      <text:p text:style-name="P38"><text:s text:c="6"/><text:span text:style-name="T11">for(var i = 0; i &lt; this.length; i++){</text:span></text:p>
      <text:p text:style-name="P38"><text:s text:c="8"/><text:span text:style-name="T22">//call func for each item</text:span></text:p>
      <text:p text:style-name="P38"><text:s text:c="8"/><text:span text:style-name="T11">func(this[i]);</text:span></text:p>
      <text:p text:style-name="P42"><text:s text:c="6"/>}</text:p>
      <text:p text:style-name="P42"><text:s text:c="4"/>}</text:p>
      <text:p text:style-name="P38"/>
      <text:p text:style-name="P38"/>
      <text:p text:style-name="P38"/>
      <text:p text:style-name="P38"/>
      <text:p text:style-name="P38"/>
      <text:p text:style-name="P38"/>
      <text:p text:style-name="P38"/>
      <text:p text:style-name="P38"/>
      <text:p text:style-name="P38"/>
      <text:p text:style-name="P38"><text:soft-page-break/>--- OBJECTS ---</text:p>
      <text:p text:style-name="P38"/>
      <text:p text:style-name="P38">- It consists of key-value pairs. They are not part of an ordering.</text:p>
      <text:p text:style-name="P38"/>
      <text:p text:style-name="P38">- Objects can hold all sorts of data, nums, strings, arrays even other objects...</text:p>
      <text:p text:style-name="P38"/>
      <text:p text:style-name="P38">- An object syntax seems like the following,</text:p>
      <text:p text:style-name="P38"><text:s text:c="2"/><text:span text:style-name="T11">var person = {</text:span></text:p>
      <text:p text:style-name="P42"><text:s text:c="4"/>name: "Cindy",</text:p>
      <text:p text:style-name="P42"><text:s text:c="4"/>age: 32,</text:p>
      <text:p text:style-name="P42"><text:s text:c="4"/>city: "Köln"</text:p>
      <text:p text:style-name="P42"><text:s text:c="2"/>};</text:p>
      <text:p text:style-name="P38"/>
      <text:p text:style-name="P38">- There are 3 ways of creating an object,</text:p>
      <text:p text:style-name="P38"><text:s text:c="2"/>2. Create'em all at once, just like above,</text:p>
      <text:p text:style-name="P38"><text:s text:c="4"/><text:span text:style-name="T11">var person = {</text:span></text:p>
      <text:p text:style-name="P42"><text:s text:c="6"/>name: "Travis",</text:p>
      <text:p text:style-name="P42"><text:s text:c="6"/>age: 22,</text:p>
      <text:p text:style-name="P42"><text:s text:c="6"/>city: "Linz"</text:p>
      <text:p text:style-name="P42"><text:s text:c="4"/>};</text:p>
      <text:p text:style-name="P38"><text:s text:c="2"/>1. Make an empty object then add to it,</text:p>
      <text:p text:style-name="P38"><text:s text:c="4"/><text:span text:style-name="T11">var person = {}</text:span></text:p>
      <text:p text:style-name="P42"><text:s text:c="4"/>person.name = "Travis";</text:p>
      <text:p text:style-name="P42"><text:s text:c="4"/>person.age = 22;</text:p>
      <text:p text:style-name="P42"><text:s text:c="4"/>person.city = "Linz";</text:p>
      <text:p text:style-name="P38"><text:s text:c="2"/>3. Make the empty object with a different notation,</text:p>
      <text:p text:style-name="P38"><text:s text:c="4"/><text:span text:style-name="T11">var person = new.Object();</text:span></text:p>
      <text:p text:style-name="P42"><text:s text:c="4"/>person.name = "Travis";</text:p>
      <text:p text:style-name="P42"><text:s text:c="4"/>person.age = 22;</text:p>
      <text:p text:style-name="P42"><text:s text:c="4"/>person.city = "Linz";</text:p>
      <text:p text:style-name="P38"/>
      <text:p text:style-name="P38">- Updating the properties,</text:p>
      <text:p text:style-name="P38"><text:s text:c="2"/><text:span text:style-name="T11">person["age"] += 1;</text:span></text:p>
      <text:p text:style-name="P42"><text:s text:c="2"/>person.city = "Berlin";</text:p>
      <text:p text:style-name="P38"/>
      <text:p text:style-name="P38">- To retrieve data from objects there are two ways:</text:p>
      <text:p text:style-name="P38"><text:s text:c="2"/><text:span text:style-name="T11">1. person["name"] </text:span><text:span text:style-name="T22">//bracket notation</text:span></text:p>
      <text:p text:style-name="P38"><text:s text:c="2"/><text:span text:style-name="T11">2. person.name </text:span><text:span text:style-name="T22">//dot notation</text:span></text:p>
      <text:p text:style-name="P38"/>
      <text:p text:style-name="P38">- We cannot use dot notation if the property starts with a number,</text:p>
      <text:p text:style-name="P38"><text:s/><text:span text:style-name="T18"><text:s/></text:span><text:span text:style-name="T11">someObject.1blah</text:span> <text:span text:style-name="T22">//INVALID</text:span></text:p>
      <text:p text:style-name="P38"><text:s text:c="2"/><text:span text:style-name="T11">someObject["1blah"]</text:span> <text:span text:style-name="T22">//VALID</text:span></text:p>
      <text:p text:style-name="P38"/>
      <text:p text:style-name="P38">- We cannot use dot notation if the property has spaces in its name,</text:p>
      <text:p text:style-name="P38"><text:s text:c="2"/><text:span text:style-name="T11">someObject.blah blah</text:span> <text:span text:style-name="T22">//INVALID</text:span></text:p>
      <text:p text:style-name="P38"><text:s text:c="2"/>someObject["blah blah"] <text:span text:style-name="T22">//VALID</text:span></text:p>
      <text:p text:style-name="P38"/>
      <text:p text:style-name="P38">- We can lookup using a variable with bracket notation,</text:p>
      <text:p text:style-name="P38"><text:s text:c="2"/><text:span text:style-name="T11">var str = "name";</text:span></text:p>
      <text:p text:style-name="P38"><text:s text:c="2"/><text:span text:style-name="T11">someObject.str</text:span> <text:span text:style-name="T22">//doesn't look for "name"</text:span></text:p>
      <text:p text:style-name="P38"><text:s text:c="2"/><text:span text:style-name="T11">someObject[str]</text:span> <text:span text:style-name="T22">//does evaluate str and looks for "name"</text:span></text:p>
      <text:p text:style-name="P38"/>
      <text:p text:style-name="P38"><text:s text:c="2"/>- In some languages 'objects' are called as 'dictionaries' thanks to the key-value pairs.</text:p>
      <text:p text:style-name="P38"/>
      <text:p text:style-name="P38"><text:s text:c="2"/>- Actually arrays are a special type of objects that has the keys only as numbers.</text:p>
      <text:p text:style-name="P38"/>
      <text:p text:style-name="P38"><text:s text:c="2"/>- To add a new key-value pair to an object,</text:p>
      <text:p text:style-name="P38"><text:s text:c="4"/><text:span text:style-name="T11">person.surname = "Odd";</text:span></text:p>
      <text:p text:style-name="P38"/>
      <text:p text:style-name="P38"/>
      <text:p text:style-name="P38"><text:soft-page-break/><text:s text:c="2"/>- An array of object is like the following,</text:p>
      <text:p text:style-name="P38"><text:s text:c="4"/><text:span text:style-name="T11">var posts = [</text:span></text:p>
      <text:p text:style-name="P42"><text:s text:c="6"/>{</text:p>
      <text:p text:style-name="P42"><text:s text:c="8"/>title: "Dogs are awesome",</text:p>
      <text:p text:style-name="P42"><text:s text:c="8"/>author: "Ryan",</text:p>
      <text:p text:style-name="P42"><text:s text:c="8"/>comments: ["Yeah I think so", "Nope!"]</text:p>
      <text:p text:style-name="P42"><text:s text:c="6"/>},</text:p>
      <text:p text:style-name="P42"><text:s text:c="6"/>{</text:p>
      <text:p text:style-name="P42"><text:s text:c="8"/>title: "Cats are awesome",</text:p>
      <text:p text:style-name="P42"><text:s text:c="8"/>author: "Bob",</text:p>
      <text:p text:style-name="P42"><text:s text:c="8"/>comments: ["Not really", "Of course..."]</text:p>
      <text:p text:style-name="P42"><text:s text:c="6"/>}</text:p>
      <text:p text:style-name="P42"><text:s text:c="4"/>]</text:p>
      <text:p text:style-name="P42"><text:s text:c="4"/>posts[1].comments[0]; <text:span text:style-name="T20">//"Not really"</text:span></text:p>
      <text:p text:style-name="P42"><text:s text:c="4"/>var myObject = {</text:p>
      <text:p text:style-name="P42"><text:s text:c="6"/>friends: [</text:p>
      <text:p text:style-name="P42"><text:s text:c="8"/>{name: "Ali"},</text:p>
      <text:p text:style-name="P42"><text:s text:c="8"/>{name: "Veli"},</text:p>
      <text:p text:style-name="P42"><text:s text:c="8"/>{name: "Ahmet"}</text:p>
      <text:p text:style-name="P42"><text:s text:c="6"/>],</text:p>
      <text:p text:style-name="P42"><text:s text:c="6"/>color: "blue",</text:p>
      <text:p text:style-name="P42"><text:s text:c="6"/>isEvil: false</text:p>
      <text:p text:style-name="P42"><text:s text:c="4"/>}</text:p>
      <text:p text:style-name="P38"><text:span text:style-name="T11"><text:s text:c="4"/>myObject.friends[0].name;</text:span> <text:span text:style-name="T21">//"Ali"</text:span></text:p>
      <text:p text:style-name="P38"/>
      <text:p text:style-name="P38">- We can add functions into the objects as well as properties and when we do it we call these functions as "methods" after this point,</text:p>
      <text:p text:style-name="P38"><text:s text:c="2"/><text:span text:style-name="T11">var obj = {</text:span></text:p>
      <text:p text:style-name="P42"><text:s text:c="4"/>name: "Mustafa",</text:p>
      <text:p text:style-name="P42"><text:s text:c="4"/>age: 21,</text:p>
      <text:p text:style-name="P42"><text:s text:c="4"/>isCool: false,</text:p>
      <text:p text:style-name="P42"><text:s text:c="4"/>friends: ["merve", "osman"],</text:p>
      <text:p text:style-name="P42"><text:s text:c="4"/>add: function(x,y){</text:p>
      <text:p text:style-name="P42"><text:s text:c="6"/>return x+y;</text:p>
      <text:p text:style-name="P42"><text:s text:c="4"/>}</text:p>
      <text:p text:style-name="P42"><text:s text:c="2"/>}</text:p>
      <text:p text:style-name="P38"><text:s text:c="2"/>To call methods,</text:p>
      <text:p text:style-name="P38"><text:s text:c="4"/><text:span text:style-name="T11">obj.add(5,4);</text:span></text:p>
      <text:p text:style-name="P38"><text:s text:c="2"/>It is just like "<text:span text:style-name="T11">console.log()</text:span>". "<text:span text:style-name="T11">console</text:span>" is an object and "<text:span text:style-name="T11">log()</text:span>" is a method inside of it</text:p>
      <text:p text:style-name="P38"/>
      <text:p text:style-name="P38">- Both to avoid namespace collisions and keeping the code organized we can do sth. like following,</text:p>
      <text:p text:style-name="P38"><text:s text:c="4"/><text:span text:style-name="T11">var dogSpace = {};</text:span></text:p>
      <text:p text:style-name="P42"><text:s text:c="4"/>dogSpace.speak = function(){</text:p>
      <text:p text:style-name="P42"><text:s text:c="6"/>return "WOOF!";</text:p>
      <text:p text:style-name="P42"><text:s text:c="4"/>}</text:p>
      <text:p text:style-name="P42"><text:s text:c="4"/>var catSpace = {};</text:p>
      <text:p text:style-name="P42"><text:s text:c="4"/>catSpace.speak = function(){</text:p>
      <text:p text:style-name="P42"><text:s text:c="6"/>return "MEOW!";</text:p>
      <text:p text:style-name="P42"><text:s text:c="4"/>}</text:p>
      <text:p text:style-name="P38"><text:span text:style-name="T11"><text:s text:c="4"/>dogSpace.speak();</text:span> <text:span text:style-name="T22">//"WOOF!"</text:span></text:p>
      <text:p text:style-name="P38"><text:span text:style-name="T11"><text:s text:c="4"/>catSpace.speak();</text:span> <text:span text:style-name="T22">//"MEOW!"</text:span></text:p>
      <text:p text:style-name="P38"><text:s text:c="2"/>This is used i.e. with delete functions for posts or comments or users in real world. They are both delete functions but refer to the different objects and do slightly different tasks.</text:p>
      <text:p text:style-name="P38"><text:s text:c="2"/>This is also used in libraries. When we import a library, simply to use its methods we first refer to the library itself which is actually an object or in other words a namespace.</text:p>
      <text:p text:style-name="P38"/>
      <text:p text:style-name="P38">- Keyword "this" is used within the methods actually,</text:p>
      <text:p text:style-name="P38"><text:span text:style-name="T11"><text:s text:c="4"/>var comments = {};</text:span></text:p>
      <text:p text:style-name="P42"><text:s text:c="4"/>comments.data = ["Good job!", "Thanks", "Congrats."];</text:p>
      <text:p text:style-name="P42"><text:s text:c="4"/>comments.print = function(){</text:p>
      <text:p text:style-name="P38"><text:span text:style-name="T11"><text:s text:c="6"/>this.data.forEach(function(el){</text:span> <text:span text:style-name="T22">//here "this" refers to the "comments" object!</text:span></text:p>
      <text:p text:style-name="P38"><text:s text:c="8"/><text:span text:style-name="T11">console.log(el);</text:span></text:p>
      <text:p text:style-name="P42"><text:s text:c="6"/>});</text:p>
      <text:p text:style-name="P42"><text:s text:c="4"/>};</text:p>
      <text:p text:style-name="P38"><text:span text:style-name="T11"><text:s text:c="4"/>comments.print();</text:span> <text:span text:style-name="T22">//Good job! \n Thanks \n Congra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4T06:15:02.539756806</meta:creation-date>
    <dc:date>2020-08-22T00:35:21.329064488</dc:date>
    <meta:editing-duration>PT1H24M11S</meta:editing-duration>
    <meta:editing-cycles>28</meta:editing-cycles>
    <meta:generator>LibreOffice/6.4.3.2$Linux_X86_64 LibreOffice_project/40$Build-2</meta:generator>
    <meta:document-statistic meta:table-count="0" meta:image-count="0" meta:object-count="0" meta:page-count="32" meta:paragraph-count="1132" meta:word-count="9404" meta:character-count="60298" meta:non-whitespace-character-count="49393"/>
  </office:meta>
</office:document-meta>
</file>